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e3" style:family="table-cell" style:parent-style-name="Default" style:data-style-name="N14">
      <style:table-cell-properties fo:background-color="#DDEBF7"/>
    </style:style>
    <style:style style:name="ce4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5" style:family="table-cell" style:parent-style-name="Default" style:data-style-name="N1">
      <style:table-cell-properties fo:background-color="#DDEBF7"/>
    </style:style>
    <style:style style:name="ce6" style:family="table-cell" style:parent-style-name="Default" style:data-style-name="N1"/>
    <style:style style:name="ce7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8" style:family="table-cell" style:parent-style-name="Default" style:data-style-name="N14">
      <style:table-cell-properties fo:background-color="#D9E1F2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FFFFFF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BDD7EE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F8CBAD"/>
    </style:style>
    <style:style style:name="ce13" style:family="table-cell" style:parent-style-name="Default" style:data-style-name="N1">
      <style:table-cell-properties fo:border-top="thin solid #000000" fo:border-bottom="thin solid #000000" fo:border-left="none" fo:border-right="none" style:vertical-align="automatic" fo:wrap-option="wrap" fo:background-color="#BDD7EE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 fo:background-color="#B4C6E7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fo:background-color="#DDEBF7"/>
      <style:text-properties fo:font-weight="bold" style:font-weight-asian="bold" style:font-weight-complex="bold"/>
    </style:style>
    <style:style style:name="ce18" style:family="table-cell" style:parent-style-name="Default" style:data-style-name="N14">
      <style:table-cell-properties fo:border-top="thin solid #000000" fo:border-bottom="thin solid #000000" fo:border-left="none" fo:border-right="none" fo:background-color="#DDEBF7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FCE4D6"/>
      <style:text-properties fo:font-weight="bold" style:font-weight-asian="bold" style:font-weight-complex="bold"/>
    </style:style>
    <style:style style:name="ce20" style:family="table-cell" style:parent-style-name="Default" style:data-style-name="N14">
      <style:table-cell-properties fo:border-top="thin solid #000000" fo:border-bottom="thin solid #000000" fo:border-left="none" fo:border-right="none" fo:background-color="#FCE4D6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order-top="thin solid #000000" fo:border-bottom="thin solid #000000" fo:border-left="none" fo:border-right="none" fo:background-color="#DDEBF7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D9E1F2"/>
      <style:text-properties fo:font-weight="bold" style:font-weight-asian="bold" style:font-weight-complex="bold"/>
    </style:style>
    <style:style style:name="ce23" style:family="table-cell" style:parent-style-name="Default" style:data-style-name="N14">
      <style:table-cell-properties fo:border-top="thin solid #000000" fo:border-bottom="thin solid #000000" fo:border-left="none" fo:border-right="none" fo:background-color="#D9E1F2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9BC2E6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9BC2E6" style:repeat-content="false"/>
      <style:paragraph-properties fo:text-align="center"/>
    </style:style>
    <style:style style:name="ce2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fo:background-color="#BDD7EE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BDD7EE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31" style:family="table-cell" style:parent-style-name="Default" style:data-style-name="N14">
      <style:table-cell-properties fo:background-color="#DDEBF7"/>
    </style:style>
    <style:style style:name="ce32" style:family="table-cell" style:parent-style-name="Default" style:data-style-name="N0">
      <style:table-cell-properties fo:background-color="#DDEBF7"/>
    </style:style>
    <style:style style:name="ce33" style:family="table-cell" style:parent-style-name="Default" style:data-style-name="N14">
      <style:table-cell-properties fo:border-top="none" fo:border-bottom="none" fo:border-left="none" fo:border-right="thin solid #000000" fo:background-color="#DDEBF7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35" style:family="table-cell" style:parent-style-name="Default" style:data-style-name="N14">
      <style:table-cell-properties fo:border-top="thin solid #000000" fo:border-bottom="thin solid #000000" fo:border-left="none" fo:border-right="thin solid #000000" fo:background-color="#DDEBF7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4B084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fo:background-color="#F8CBAD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8CBAD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fo:background-color="#FCE4D6"/>
    </style:style>
    <style:style style:name="ce43" style:family="table-cell" style:parent-style-name="Default" style:data-style-name="N14">
      <style:table-cell-properties fo:background-color="#FCE4D6"/>
    </style:style>
    <style:style style:name="ce44" style:family="table-cell" style:parent-style-name="Default" style:data-style-name="N0">
      <style:table-cell-properties fo:background-color="#FCE4D6"/>
    </style:style>
    <style:style style:name="ce45" style:family="table-cell" style:parent-style-name="Default" style:data-style-name="N14">
      <style:table-cell-properties fo:border-top="none" fo:border-bottom="none" fo:border-left="none" fo:border-right="thin solid #000000" fo:background-color="#FCE4D6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CE4D6"/>
      <style:text-properties fo:font-weight="bold" style:font-weight-asian="bold" style:font-weight-complex="bold"/>
    </style:style>
    <style:style style:name="ce47" style:family="table-cell" style:parent-style-name="Default" style:data-style-name="N14">
      <style:table-cell-properties fo:border-top="thin solid #000000" fo:border-bottom="thin solid #000000" fo:border-left="none" fo:border-right="thin solid #000000" fo:background-color="#FCE4D6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#FCE4D6"/>
    </style:style>
    <style:style style:name="ce49" style:family="table-cell" style:parent-style-name="Default" style:data-style-name="N14">
      <style:table-cell-properties fo:border-top="none" fo:border-bottom="none" fo:border-left="none" fo:border-right="thin solid #000000" fo:background-color="#D9E1F2"/>
      <style:text-properties fo:font-weight="bold" style:font-weight-asian="bold" style:font-weight-complex="bold"/>
    </style:style>
    <style:style style:name="ce50" style:family="table-cell" style:parent-style-name="Default" style:data-style-name="N14">
      <style:table-cell-properties fo:border-top="thin solid #000000" fo:border-bottom="thin solid #000000" fo:border-left="none" fo:border-right="thin solid #000000" fo:background-color="#D9E1F2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9BC2E6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53" style:family="table-cell" style:parent-style-name="Default" style:data-style-name="N14">
      <style:table-cell-properties fo:background-color="#D9E1F2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4">
      <style:table-cell-properties fo:border-top="thin solid #000000" fo:border-bottom="thin solid #000000" fo:border-left="none" fo:border-right="none" style:vertical-align="automatic" fo:wrap-option="wrap" fo:background-color="#B4C6E7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E1F2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1.45520833333333cm" style:use-optimal-column-width="true"/>
    </style:style>
    <style:style style:name="co3" style:family="table-column">
      <style:table-column-properties fo:break-before="auto" style:column-width="1.666875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1.5875cm" style:use-optimal-column-width="true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lti-fandom_pileups" table:style-name="ta1">
        <table:table-column table:style-name="co1" table:default-cell-style-name="ce9"/>
        <table:table-column table:style-name="co1" table:default-cell-style-name="ce30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42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8"/>
        <table:table-column table:style-name="co1" table:default-cell-style-name="ce6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42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8"/>
        <table:table-column table:style-name="co6" table:default-cell-style-name="ce7"/>
        <table:table-column table:style-name="co7" table:default-cell-style-name="ce8"/>
        <table:table-column table:style-name="co3" table:default-cell-style-name="ce7"/>
        <table:table-column table:style-name="co4" table:default-cell-style-name="ce54"/>
        <table:table-column table:style-name="co8" table:default-cell-style-name="ce54"/>
        <table:table-column table:style-name="co9" table:number-columns-repeated="16358" table:default-cell-style-name="ce1"/>
        <table:table-row table:style-name="ro1">
          <table:table-cell table:style-name="ce9"/>
          <table:table-cell office:value-type="string" table:number-columns-spanned="5" table:number-rows-spanned="1" table:style-name="ce51">
            <text:p>1 fandom</text:p>
          </table:table-cell>
          <table:covered-table-cell table:number-columns-repeated="4"/>
          <table:table-cell office:value-type="string" table:number-columns-spanned="5" table:number-rows-spanned="1" table:style-name="ce52">
            <text:p>2-5 fandoms</text:p>
          </table:table-cell>
          <table:covered-table-cell table:number-columns-repeated="4"/>
          <table:table-cell office:value-type="string" table:number-columns-spanned="5" table:number-rows-spanned="1" table:style-name="ce4">
            <text:p>6-10 fandoms</text:p>
          </table:table-cell>
          <table:covered-table-cell table:number-columns-repeated="4"/>
          <table:table-cell office:value-type="string" table:number-columns-spanned="5" table:number-rows-spanned="1" table:style-name="ce52">
            <text:p>&gt;10 Fandoms</text:p>
          </table:table-cell>
          <table:covered-table-cell table:number-columns-repeated="4"/>
          <table:table-cell office:value-type="string" table:number-columns-spanned="5" table:number-rows-spanned="1" table:style-name="ce60">
            <text:p>Bin Totals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string" table:style-name="ce10">
            <text:p>Word Count</text:p>
          </table:table-cell>
          <table:table-cell office:value-type="string" table:style-name="ce28">
            <text:p>Count of Fics</text:p>
          </table:table-cell>
          <table:table-cell office:value-type="string" table:style-name="ce11">
            <text:p>Percent of Total</text:p>
          </table:table-cell>
          <table:table-cell office:value-type="string" table:style-name="ce11">
            <text:p>Over-tagged</text:p>
          </table:table-cell>
          <table:table-cell office:value-type="string" table:style-name="ce11">
            <text:p>Percent Overtagged</text:p>
          </table:table-cell>
          <table:table-cell office:value-type="string" table:style-name="ce29">
            <text:p>Percent of Total Affected</text:p>
          </table:table-cell>
          <table:table-cell office:value-type="string" table:style-name="ce40">
            <text:p>Count of Fics</text:p>
          </table:table-cell>
          <table:table-cell office:value-type="string" table:style-name="ce12">
            <text:p>Percent of Total</text:p>
          </table:table-cell>
          <table:table-cell office:value-type="string" table:style-name="ce12">
            <text:p>Over-tagged</text:p>
          </table:table-cell>
          <table:table-cell office:value-type="string" table:style-name="ce12">
            <text:p>Percent Overtagged</text:p>
          </table:table-cell>
          <table:table-cell office:value-type="string" table:style-name="ce41">
            <text:p>Percent of Total Affected</text:p>
          </table:table-cell>
          <table:table-cell office:value-type="string" table:style-name="ce13">
            <text:p>Count of Fics</text:p>
          </table:table-cell>
          <table:table-cell office:value-type="string" table:style-name="ce11">
            <text:p>Percent of Total</text:p>
          </table:table-cell>
          <table:table-cell office:value-type="string" table:style-name="ce13">
            <text:p>Over-tagged</text:p>
          </table:table-cell>
          <table:table-cell office:value-type="string" table:style-name="ce11">
            <text:p>Percent Overtagged</text:p>
          </table:table-cell>
          <table:table-cell office:value-type="string" table:style-name="ce11">
            <text:p>Percent of Total Affected</text:p>
          </table:table-cell>
          <table:table-cell office:value-type="string" table:style-name="ce40">
            <text:p>Count of Fics</text:p>
          </table:table-cell>
          <table:table-cell office:value-type="string" table:style-name="ce12">
            <text:p>Percent of Total</text:p>
          </table:table-cell>
          <table:table-cell office:value-type="string" table:style-name="ce12">
            <text:p>Over-tagged</text:p>
          </table:table-cell>
          <table:table-cell office:value-type="string" table:style-name="ce12">
            <text:p>Percent Overtagged</text:p>
          </table:table-cell>
          <table:table-cell office:value-type="string" table:style-name="ce41">
            <text:p>Percent of Total Affected</text:p>
          </table:table-cell>
          <table:table-cell office:value-type="string" table:style-name="ce14">
            <text:p>Count of Fics</text:p>
          </table:table-cell>
          <table:table-cell office:value-type="string" table:style-name="ce58">
            <text:p>Percent of Total</text:p>
          </table:table-cell>
          <table:table-cell office:value-type="string" table:style-name="ce14">
            <text:p>Over-tagged</text:p>
          </table:table-cell>
          <table:table-cell office:value-type="string" table:style-name="ce14">
            <text:p>Percent Overtagged</text:p>
          </table:table-cell>
          <table:table-cell office:value-type="string" table:style-name="ce14">
            <text:p>Percent of Total Affected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9">
            <text:p>&lt; 25000</text:p>
          </table:table-cell>
          <table:table-cell office:value-type="float" office:value="5393784" table:style-name="ce30">
            <text:p>5393784</text:p>
          </table:table-cell>
          <table:table-cell office:value-type="percentage" office:value="0.78880858955405375" table:formula="of:=[.B3]/[.$V3]" table:style-name="ce31">
            <text:p>78.88%</text:p>
          </table:table-cell>
          <table:table-cell office:value-type="float" office:value="4860" table:style-name="ce32">
            <text:p>4860</text:p>
          </table:table-cell>
          <table:table-cell office:value-type="percentage" office:value="8.9999999999999998E-4" table:style-name="ce31">
            <text:p>0.09%</text:p>
          </table:table-cell>
          <table:table-cell office:value-type="percentage" office:value="0.49475720248396621" table:formula="of:=[.D3]/[.$X3]" table:style-name="ce33">
            <text:p>49.48%</text:p>
          </table:table-cell>
          <table:table-cell office:value-type="float" office:value="1410594" table:style-name="ce42">
            <text:p>1410594</text:p>
          </table:table-cell>
          <table:table-cell office:value-type="percentage" office:value="0.20629091998741717" table:formula="of:=[.G3]/[.$V3]" table:style-name="ce43">
            <text:p>20.63%</text:p>
          </table:table-cell>
          <table:table-cell office:value-type="float" office:value="3129" table:style-name="ce44">
            <text:p>3129</text:p>
          </table:table-cell>
          <table:table-cell office:value-type="percentage" office:value="2.2000000000000001E-3" table:style-name="ce43">
            <text:p>0.22%</text:p>
          </table:table-cell>
          <table:table-cell office:value-type="percentage" office:value="0.31853812480912147" table:formula="of:=[.I3]/[.$X3]" table:style-name="ce45">
            <text:p>31.85%</text:p>
          </table:table-cell>
          <table:table-cell office:value-type="float" office:value="29164" table:style-name="ce5">
            <text:p>29164</text:p>
          </table:table-cell>
          <table:table-cell office:value-type="percentage" office:value="4.2650602444878078E-3" table:formula="of:=[.L3]/[.$V3]" table:style-name="ce3">
            <text:p>0.43%</text:p>
          </table:table-cell>
          <table:table-cell office:value-type="float" office:value="999" table:style-name="ce5">
            <text:p>999</text:p>
          </table:table-cell>
          <table:table-cell office:value-type="percentage" office:value="3.4299999999999997E-2" table:style-name="ce3">
            <text:p>3.43%</text:p>
          </table:table-cell>
          <table:table-cell office:value-type="percentage" office:value="0.10170009162170417" table:formula="of:=[.N3]/[.$X3]" table:style-name="ce3">
            <text:p>10.17%</text:p>
          </table:table-cell>
          <table:table-cell office:value-type="float" office:value="4345" table:style-name="ce42">
            <text:p>4345</text:p>
          </table:table-cell>
          <table:table-cell office:value-type="percentage" office:value="6.3543021404126744E-4" table:formula="of:=[.Q3]/[.$V3]" table:style-name="ce43">
            <text:p>0.06%</text:p>
          </table:table-cell>
          <table:table-cell office:value-type="float" office:value="835" table:style-name="ce44">
            <text:p>835</text:p>
          </table:table-cell>
          <table:table-cell office:value-type="percentage" office:value="0.19220000000000001" table:style-name="ce43">
            <text:p>19.22%</text:p>
          </table:table-cell>
          <table:table-cell office:value-type="percentage" office:value="8.5004581085208183E-2" table:formula="of:=[.S3]/[.$X3]" table:style-name="ce45">
            <text:p>8.50%</text:p>
          </table:table-cell>
          <table:table-cell office:value-type="float" office:value="6837887" table:style-name="ce7">
            <text:p>6837887</text:p>
          </table:table-cell>
          <table:table-cell office:value-type="percentage" office:value="0.94145701072133214" table:formula="of:=[.V3]/[.$V$24]" table:style-name="ce8">
            <text:p>94.15%</text:p>
          </table:table-cell>
          <table:table-cell office:value-type="float" office:value="9823" table:style-name="ce7">
            <text:p>9823</text:p>
          </table:table-cell>
          <table:table-cell office:value-type="percentage" office:value="1.4E-3" table:style-name="ce53">
            <text:p>0.14%</text:p>
          </table:table-cell>
          <table:table-cell office:value-type="percentage" office:value="0.51545363908275177" table:formula="of:=[.X3]/[.$X$24]" table:style-name="ce49">
            <text:p>51.55%</text:p>
          </table:table-cell>
          <table:table-cell table:number-columns-repeated="16358"/>
        </table:table-row>
        <table:table-row table:style-name="ro1">
          <table:table-cell office:value-type="float" office:value="25000" table:style-name="ce9">
            <text:p>25000</text:p>
          </table:table-cell>
          <table:table-cell office:value-type="float" office:value="175045" table:style-name="ce30">
            <text:p>175045</text:p>
          </table:table-cell>
          <table:table-cell office:value-type="percentage" office:value="0.72408344260735402" table:formula="of:=[.B4]/[.V4]" table:style-name="ce31">
            <text:p>72.41%</text:p>
          </table:table-cell>
          <table:table-cell office:value-type="float" office:value="1770" table:style-name="ce32">
            <text:p>1770</text:p>
          </table:table-cell>
          <table:table-cell office:value-type="percentage" office:value="1.01E-2" table:style-name="ce31">
            <text:p>1.01%</text:p>
          </table:table-cell>
          <table:table-cell office:value-type="percentage" office:value="0.50600343053173247" table:formula="of:=[.D4]/[.X4]" table:style-name="ce33">
            <text:p>50.60%</text:p>
          </table:table-cell>
          <table:table-cell office:value-type="float" office:value="63491" table:style-name="ce42">
            <text:p>63491</text:p>
          </table:table-cell>
          <table:table-cell office:value-type="percentage" office:value="0.26263407612090328" table:formula="of:=[.G4]/[.$V4]" table:style-name="ce43">
            <text:p>26.26%</text:p>
          </table:table-cell>
          <table:table-cell office:value-type="float" office:value="1188" table:style-name="ce44">
            <text:p>1188</text:p>
          </table:table-cell>
          <table:table-cell office:value-type="percentage" office:value="1.8700000000000001E-2" table:style-name="ce43">
            <text:p>1.87%</text:p>
          </table:table-cell>
          <table:table-cell office:value-type="percentage" office:value="0.33962264150943394" table:formula="of:=[.I4]/[.$X4]" table:style-name="ce45">
            <text:p>33.96%</text:p>
          </table:table-cell>
          <table:table-cell office:value-type="float" office:value="2572" table:style-name="ce5">
            <text:p>2572</text:p>
          </table:table-cell>
          <table:table-cell office:value-type="percentage" office:value="1.0639221996550112E-2" table:formula="of:=[.L4]/[.$V4]" table:style-name="ce3">
            <text:p>1.06%</text:p>
          </table:table-cell>
          <table:table-cell office:value-type="float" office:value="284" table:style-name="ce5">
            <text:p>284</text:p>
          </table:table-cell>
          <table:table-cell office:value-type="percentage" office:value="0.1104" table:style-name="ce3">
            <text:p>11.04%</text:p>
          </table:table-cell>
          <table:table-cell office:value-type="percentage" office:value="8.1189251000571755E-2" table:formula="of:=[.N4]/[.$X4]" table:style-name="ce3">
            <text:p>8.12%</text:p>
          </table:table-cell>
          <table:table-cell office:value-type="float" office:value="639" table:style-name="ce42">
            <text:p>639</text:p>
          </table:table-cell>
          <table:table-cell office:value-type="percentage" office:value="2.6432592751926601E-3" table:formula="of:=[.Q4]/[.$V4]" table:style-name="ce43">
            <text:p>0.26%</text:p>
          </table:table-cell>
          <table:table-cell office:value-type="float" office:value="256" table:style-name="ce44">
            <text:p>256</text:p>
          </table:table-cell>
          <table:table-cell office:value-type="percentage" office:value="0.40060000000000001" table:style-name="ce43">
            <text:p>40.06%</text:p>
          </table:table-cell>
          <table:table-cell office:value-type="percentage" office:value="7.3184676958261863E-2" table:formula="of:=[.S4]/[.$X4]" table:style-name="ce45">
            <text:p>7.32%</text:p>
          </table:table-cell>
          <table:table-cell office:value-type="float" office:value="241747" table:style-name="ce7">
            <text:p>241747</text:p>
          </table:table-cell>
          <table:table-cell office:value-type="percentage" office:value="3.3284318382396476E-2" table:formula="of:=[.V4]/[.$V$24]" table:style-name="ce8">
            <text:p>3.33%</text:p>
          </table:table-cell>
          <table:table-cell office:value-type="float" office:value="3498" table:style-name="ce7">
            <text:p>3498</text:p>
          </table:table-cell>
          <table:table-cell office:value-type="percentage" office:value="1.4500000000000001E-2" table:style-name="ce53">
            <text:p>1.45%</text:p>
          </table:table-cell>
          <table:table-cell office:value-type="percentage" office:value="0.1835545993598153" table:formula="of:=[.X4]/[.$X$24]" table:style-name="ce49">
            <text:p>18.36%</text:p>
          </table:table-cell>
          <table:table-cell table:number-columns-repeated="16358"/>
        </table:table-row>
        <table:table-row table:style-name="ro1">
          <table:table-cell office:value-type="float" office:value="50000" table:style-name="ce9">
            <text:p>50000</text:p>
          </table:table-cell>
          <table:table-cell office:value-type="float" office:value="59570" table:style-name="ce30">
            <text:p>59570</text:p>
          </table:table-cell>
          <table:table-cell office:value-type="percentage" office:value="0.71163196311029875" table:formula="of:=[.B5]/[.V5]" table:style-name="ce31">
            <text:p>71.16%</text:p>
          </table:table-cell>
          <table:table-cell office:value-type="float" office:value="925" table:style-name="ce32">
            <text:p>925</text:p>
          </table:table-cell>
          <table:table-cell office:value-type="percentage" office:value="1.55E-2" table:style-name="ce31">
            <text:p>1.55%</text:p>
          </table:table-cell>
          <table:table-cell office:value-type="percentage" office:value="0.51104972375690605" table:formula="of:=[.D5]/[.X5]" table:style-name="ce33">
            <text:p>51.10%</text:p>
          </table:table-cell>
          <table:table-cell office:value-type="float" office:value="22803" table:style-name="ce42">
            <text:p>22803</text:p>
          </table:table-cell>
          <table:table-cell office:value-type="percentage" office:value="0.27240798480450129" table:formula="of:=[.G5]/[.$V5]" table:style-name="ce43">
            <text:p>27.24%</text:p>
          </table:table-cell>
          <table:table-cell office:value-type="float" office:value="613" table:style-name="ce44">
            <text:p>613</text:p>
          </table:table-cell>
          <table:table-cell office:value-type="percentage" office:value="2.69E-2" table:style-name="ce43">
            <text:p>2.69%</text:p>
          </table:table-cell>
          <table:table-cell office:value-type="percentage" office:value="0.33867403314917127" table:formula="of:=[.I5]/[.$X5]" table:style-name="ce45">
            <text:p>33.87%</text:p>
          </table:table-cell>
          <table:table-cell office:value-type="float" office:value="1064" table:style-name="ce5">
            <text:p>1064</text:p>
          </table:table-cell>
          <table:table-cell office:value-type="percentage" office:value="1.2710700163662211E-2" table:formula="of:=[.L5]/[.$V5]" table:style-name="ce3">
            <text:p>1.27%</text:p>
          </table:table-cell>
          <table:table-cell office:value-type="float" office:value="157" table:style-name="ce5">
            <text:p>157</text:p>
          </table:table-cell>
          <table:table-cell office:value-type="percentage" office:value="0.14760000000000001" table:style-name="ce3">
            <text:p>14.76%</text:p>
          </table:table-cell>
          <table:table-cell office:value-type="percentage" office:value="8.6740331491712702E-2" table:formula="of:=[.N5]/[.$X5]" table:style-name="ce3">
            <text:p>8.67%</text:p>
          </table:table-cell>
          <table:table-cell office:value-type="float" office:value="272" table:style-name="ce42">
            <text:p>272</text:p>
          </table:table-cell>
          <table:table-cell office:value-type="percentage" office:value="3.2493519215377078E-3" table:formula="of:=[.Q5]/[.$V5]" table:style-name="ce43">
            <text:p>0.32%</text:p>
          </table:table-cell>
          <table:table-cell office:value-type="float" office:value="115" table:style-name="ce44">
            <text:p>115</text:p>
          </table:table-cell>
          <table:table-cell office:value-type="percentage" office:value="0.42280000000000001" table:style-name="ce43">
            <text:p>42.28%</text:p>
          </table:table-cell>
          <table:table-cell office:value-type="percentage" office:value="6.3535911602209949E-2" table:formula="of:=[.S5]/[.$X5]" table:style-name="ce45">
            <text:p>6.35%</text:p>
          </table:table-cell>
          <table:table-cell office:value-type="float" office:value="83709" table:style-name="ce7">
            <text:p>83709</text:p>
          </table:table-cell>
          <table:table-cell office:value-type="percentage" office:value="1.1525259910038289E-2" table:formula="of:=[.V5]/[.$V$24]" table:style-name="ce8">
            <text:p>1.15%</text:p>
          </table:table-cell>
          <table:table-cell office:value-type="float" office:value="1810" table:style-name="ce7">
            <text:p>1810</text:p>
          </table:table-cell>
          <table:table-cell office:value-type="percentage" office:value="2.1600000000000001E-2" table:style-name="ce53">
            <text:p>2.16%</text:p>
          </table:table-cell>
          <table:table-cell office:value-type="percentage" office:value="9.497822322506165E-2" table:formula="of:=[.X5]/[.$X$24]" table:style-name="ce49">
            <text:p>9.50%</text:p>
          </table:table-cell>
          <table:table-cell table:number-columns-repeated="16358"/>
        </table:table-row>
        <table:table-row table:style-name="ro1">
          <table:table-cell office:value-type="float" office:value="75000" table:style-name="ce9">
            <text:p>75000</text:p>
          </table:table-cell>
          <table:table-cell office:value-type="float" office:value="27133" table:style-name="ce30">
            <text:p>27133</text:p>
          </table:table-cell>
          <table:table-cell office:value-type="percentage" office:value="0.70305495815303298" table:formula="of:=[.B6]/[.V6]" table:style-name="ce31">
            <text:p>70.31%</text:p>
          </table:table-cell>
          <table:table-cell office:value-type="float" office:value="579" table:style-name="ce32">
            <text:p>579</text:p>
          </table:table-cell>
          <table:table-cell office:value-type="percentage" office:value="2.1299999999999999E-2" table:style-name="ce31">
            <text:p>2.13%</text:p>
          </table:table-cell>
          <table:table-cell office:value-type="percentage" office:value="0.51329787234042556" table:formula="of:=[.D6]/[.X6]" table:style-name="ce33">
            <text:p>51.33%</text:p>
          </table:table-cell>
          <table:table-cell office:value-type="float" office:value="10825" table:style-name="ce42">
            <text:p>10825</text:p>
          </table:table-cell>
          <table:table-cell office:value-type="percentage" office:value="0.28049128080221802" table:formula="of:=[.G6]/[.$V6]" table:style-name="ce43">
            <text:p>28.05%</text:p>
          </table:table-cell>
          <table:table-cell office:value-type="float" office:value="389" table:style-name="ce44">
            <text:p>389</text:p>
          </table:table-cell>
          <table:table-cell office:value-type="percentage" office:value="3.5900000000000001E-2" table:style-name="ce43">
            <text:p>3.59%</text:p>
          </table:table-cell>
          <table:table-cell office:value-type="percentage" office:value="0.34485815602836878" table:formula="of:=[.I6]/[.$X6]" table:style-name="ce45">
            <text:p>34.49%</text:p>
          </table:table-cell>
          <table:table-cell office:value-type="float" office:value="495" table:style-name="ce5">
            <text:p>495</text:p>
          </table:table-cell>
          <table:table-cell office:value-type="percentage" office:value="1.2826160184489415E-2" table:formula="of:=[.L6]/[.$V6]" table:style-name="ce3">
            <text:p>1.28%</text:p>
          </table:table-cell>
          <table:table-cell office:value-type="float" office:value="89" table:style-name="ce5">
            <text:p>89</text:p>
          </table:table-cell>
          <table:table-cell office:value-type="percentage" office:value="0.17979999999999999" table:style-name="ce3">
            <text:p>17.98%</text:p>
          </table:table-cell>
          <table:table-cell office:value-type="percentage" office:value="7.8900709219858159E-2" table:formula="of:=[.N6]/[.$X6]" table:style-name="ce3">
            <text:p>7.89%</text:p>
          </table:table-cell>
          <table:table-cell office:value-type="float" office:value="140" table:style-name="ce42">
            <text:p>140</text:p>
          </table:table-cell>
          <table:table-cell office:value-type="percentage" office:value="3.6276008602596325E-3" table:formula="of:=[.Q6]/[.$V6]" table:style-name="ce43">
            <text:p>0.36%</text:p>
          </table:table-cell>
          <table:table-cell office:value-type="float" office:value="71" table:style-name="ce44">
            <text:p>71</text:p>
          </table:table-cell>
          <table:table-cell office:value-type="percentage" office:value="0.5071" table:style-name="ce43">
            <text:p>50.71%</text:p>
          </table:table-cell>
          <table:table-cell office:value-type="percentage" office:value="6.2943262411347511E-2" table:formula="of:=[.S6]/[.$X6]" table:style-name="ce45">
            <text:p>6.29%</text:p>
          </table:table-cell>
          <table:table-cell office:value-type="float" office:value="38593" table:style-name="ce7">
            <text:p>38593</text:p>
          </table:table-cell>
          <table:table-cell office:value-type="percentage" office:value="5.3135786559164212E-3" table:formula="of:=[.V6]/[.$V$24]" table:style-name="ce8">
            <text:p>0.53%</text:p>
          </table:table-cell>
          <table:table-cell office:value-type="float" office:value="1128" table:style-name="ce7">
            <text:p>1128</text:p>
          </table:table-cell>
          <table:table-cell office:value-type="percentage" office:value="2.92E-2" table:style-name="ce53">
            <text:p>2.92%</text:p>
          </table:table-cell>
          <table:table-cell office:value-type="percentage" office:value="5.9190848507110247E-2" table:formula="of:=[.X6]/[.$X$24]" table:style-name="ce49">
            <text:p>5.92%</text:p>
          </table:table-cell>
          <table:table-cell table:number-columns-repeated="16358"/>
        </table:table-row>
        <table:table-row table:style-name="ro1">
          <table:table-cell office:value-type="float" office:value="100000" table:style-name="ce9">
            <text:p>100000</text:p>
          </table:table-cell>
          <table:table-cell office:value-type="float" office:value="15016" table:style-name="ce30">
            <text:p>15016</text:p>
          </table:table-cell>
          <table:table-cell office:value-type="percentage" office:value="0.69744542498838824" table:formula="of:=[.B7]/[.V7]" table:style-name="ce31">
            <text:p>69.74%</text:p>
          </table:table-cell>
          <table:table-cell office:value-type="float" office:value="363" table:style-name="ce32">
            <text:p>363</text:p>
          </table:table-cell>
          <table:table-cell office:value-type="percentage" office:value="2.4199999999999999E-2" table:style-name="ce31">
            <text:p>2.42%</text:p>
          </table:table-cell>
          <table:table-cell office:value-type="percentage" office:value="0.52380952380952384" table:formula="of:=[.D7]/[.X7]" table:style-name="ce33">
            <text:p>52.38%</text:p>
          </table:table-cell>
          <table:table-cell office:value-type="float" office:value="6095" table:style-name="ce42">
            <text:p>6095</text:p>
          </table:table-cell>
          <table:table-cell office:value-type="percentage" office:value="0.28309335810496983" table:formula="of:=[.G7]/[.$V7]" table:style-name="ce43">
            <text:p>28.31%</text:p>
          </table:table-cell>
          <table:table-cell office:value-type="float" office:value="228" table:style-name="ce44">
            <text:p>228</text:p>
          </table:table-cell>
          <table:table-cell office:value-type="percentage" office:value="3.7400000000000003E-2" table:style-name="ce43">
            <text:p>3.74%</text:p>
          </table:table-cell>
          <table:table-cell office:value-type="percentage" office:value="0.32900432900432902" table:formula="of:=[.I7]/[.$X7]" table:style-name="ce45">
            <text:p>32.90%</text:p>
          </table:table-cell>
          <table:table-cell office:value-type="float" office:value="337" table:style-name="ce5">
            <text:p>337</text:p>
          </table:table-cell>
          <table:table-cell office:value-type="percentage" office:value="1.5652577798420809E-2" table:formula="of:=[.L7]/[.$V7]" table:style-name="ce3">
            <text:p>1.57%</text:p>
          </table:table-cell>
          <table:table-cell office:value-type="float" office:value="58" table:style-name="ce5">
            <text:p>58</text:p>
          </table:table-cell>
          <table:table-cell office:value-type="percentage" office:value="0.1721" table:style-name="ce3">
            <text:p>17.21%</text:p>
          </table:table-cell>
          <table:table-cell office:value-type="percentage" office:value="8.3694083694083696E-2" table:formula="of:=[.N7]/[.$X7]" table:style-name="ce3">
            <text:p>8.37%</text:p>
          </table:table-cell>
          <table:table-cell office:value-type="float" office:value="82" table:style-name="ce42">
            <text:p>82</text:p>
          </table:table-cell>
          <table:table-cell office:value-type="percentage" office:value="3.808639108221087E-3" table:formula="of:=[.Q7]/[.$V7]" table:style-name="ce43">
            <text:p>0.38%</text:p>
          </table:table-cell>
          <table:table-cell office:value-type="float" office:value="44" table:style-name="ce44">
            <text:p>44</text:p>
          </table:table-cell>
          <table:table-cell office:value-type="percentage" office:value="0.53659999999999997" table:style-name="ce43">
            <text:p>53.66%</text:p>
          </table:table-cell>
          <table:table-cell office:value-type="percentage" office:value="6.3492063492063489E-2" table:formula="of:=[.S7]/[.$X7]" table:style-name="ce45">
            <text:p>6.35%</text:p>
          </table:table-cell>
          <table:table-cell office:value-type="float" office:value="21530" table:style-name="ce7">
            <text:p>21530</text:p>
          </table:table-cell>
          <table:table-cell office:value-type="percentage" office:value="2.9643030721084275E-3" table:formula="of:=[.V7]/[.$V$24]" table:style-name="ce8">
            <text:p>0.30%</text:p>
          </table:table-cell>
          <table:table-cell office:value-type="float" office:value="693" table:style-name="ce7">
            <text:p>693</text:p>
          </table:table-cell>
          <table:table-cell office:value-type="percentage" office:value="3.2199999999999999E-2" table:style-name="ce53">
            <text:p>3.22%</text:p>
          </table:table-cell>
          <table:table-cell office:value-type="percentage" office:value="3.6364590439208692E-2" table:formula="of:=[.X7]/[.$X$24]" table:style-name="ce49">
            <text:p>3.64%</text:p>
          </table:table-cell>
          <table:table-cell table:number-columns-repeated="16358"/>
        </table:table-row>
        <table:table-row table:style-name="ro1">
          <table:table-cell office:value-type="float" office:value="125000" table:style-name="ce9">
            <text:p>125000</text:p>
          </table:table-cell>
          <table:table-cell office:value-type="float" office:value="8439" table:style-name="ce30">
            <text:p>8439</text:p>
          </table:table-cell>
          <table:table-cell office:value-type="percentage" office:value="0.69211842860657757" table:formula="of:=[.B8]/[.V8]" table:style-name="ce31">
            <text:p>69.21%</text:p>
          </table:table-cell>
          <table:table-cell office:value-type="float" office:value="243" table:style-name="ce32">
            <text:p>243</text:p>
          </table:table-cell>
          <table:table-cell office:value-type="percentage" office:value="2.8799999999999999E-2" table:style-name="ce31">
            <text:p>2.88%</text:p>
          </table:table-cell>
          <table:table-cell office:value-type="percentage" office:value="0.50519750519750517" table:formula="of:=[.D8]/[.X8]" table:style-name="ce33">
            <text:p>50.52%</text:p>
          </table:table-cell>
          <table:table-cell office:value-type="float" office:value="3499" table:style-name="ce42">
            <text:p>3499</text:p>
          </table:table-cell>
          <table:table-cell office:value-type="percentage" office:value="0.2869679324202411" table:formula="of:=[.G8]/[.$V8]" table:style-name="ce43">
            <text:p>28.70%</text:p>
          </table:table-cell>
          <table:table-cell office:value-type="float" office:value="170" table:style-name="ce44">
            <text:p>170</text:p>
          </table:table-cell>
          <table:table-cell office:value-type="percentage" office:value="4.8599999999999997E-2" table:style-name="ce43">
            <text:p>4.86%</text:p>
          </table:table-cell>
          <table:table-cell office:value-type="percentage" office:value="0.35343035343035345" table:formula="of:=[.I8]/[.$X8]" table:style-name="ce45">
            <text:p>35.34%</text:p>
          </table:table-cell>
          <table:table-cell office:value-type="float" office:value="190" table:style-name="ce5">
            <text:p>190</text:p>
          </table:table-cell>
          <table:table-cell office:value-type="percentage" office:value="1.558271139178217E-2" table:formula="of:=[.L8]/[.$V8]" table:style-name="ce3">
            <text:p>1.56%</text:p>
          </table:table-cell>
          <table:table-cell office:value-type="float" office:value="39" table:style-name="ce5">
            <text:p>39</text:p>
          </table:table-cell>
          <table:table-cell office:value-type="percentage" office:value="0.20530000000000001" table:style-name="ce3">
            <text:p>20.53%</text:p>
          </table:table-cell>
          <table:table-cell office:value-type="percentage" office:value="8.1081081081081086E-2" table:formula="of:=[.N8]/[.$X8]" table:style-name="ce3">
            <text:p>8.11%</text:p>
          </table:table-cell>
          <table:table-cell office:value-type="float" office:value="65" table:style-name="ce42">
            <text:p>65</text:p>
          </table:table-cell>
          <table:table-cell office:value-type="percentage" office:value="5.3309275813991632E-3" table:formula="of:=[.Q8]/[.$V8]" table:style-name="ce43">
            <text:p>0.53%</text:p>
          </table:table-cell>
          <table:table-cell office:value-type="float" office:value="29" table:style-name="ce44">
            <text:p>29</text:p>
          </table:table-cell>
          <table:table-cell office:value-type="percentage" office:value="0.44619999999999999" table:style-name="ce43">
            <text:p>44.62%</text:p>
          </table:table-cell>
          <table:table-cell office:value-type="percentage" office:value="6.0291060291060294E-2" table:formula="of:=[.S8]/[.$X8]" table:style-name="ce45">
            <text:p>6.03%</text:p>
          </table:table-cell>
          <table:table-cell office:value-type="float" office:value="12193" table:style-name="ce7">
            <text:p>12193</text:p>
          </table:table-cell>
          <table:table-cell office:value-type="percentage" office:value="1.6787620695874622E-3" table:formula="of:=[.V8]/[.$V$24]" table:style-name="ce8">
            <text:p>0.17%</text:p>
          </table:table-cell>
          <table:table-cell office:value-type="float" office:value="481" table:style-name="ce7">
            <text:p>481</text:p>
          </table:table-cell>
          <table:table-cell office:value-type="percentage" office:value="3.9399999999999998E-2" table:style-name="ce53">
            <text:p>3.94%</text:p>
          </table:table-cell>
          <table:table-cell office:value-type="percentage" office:value="2.5240069265886549E-2" table:formula="of:=[.X8]/[.$X$24]" table:style-name="ce49">
            <text:p>2.52%</text:p>
          </table:table-cell>
          <table:table-cell table:number-columns-repeated="16358"/>
        </table:table-row>
        <table:table-row table:style-name="ro1">
          <table:table-cell office:value-type="float" office:value="150000" table:style-name="ce9">
            <text:p>150000</text:p>
          </table:table-cell>
          <table:table-cell office:value-type="float" office:value="5388" table:style-name="ce30">
            <text:p>5388</text:p>
          </table:table-cell>
          <table:table-cell office:value-type="percentage" office:value="0.68997310795236266" table:formula="of:=[.B9]/[.V9]" table:style-name="ce31">
            <text:p>69.00%</text:p>
          </table:table-cell>
          <table:table-cell office:value-type="float" office:value="187" table:style-name="ce32">
            <text:p>187</text:p>
          </table:table-cell>
          <table:table-cell office:value-type="percentage" office:value="3.4700000000000002E-2" table:style-name="ce31">
            <text:p>3.47%</text:p>
          </table:table-cell>
          <table:table-cell office:value-type="percentage" office:value="0.54046242774566478" table:formula="of:=[.D9]/[.X9]" table:style-name="ce33">
            <text:p>54.05%</text:p>
          </table:table-cell>
          <table:table-cell office:value-type="float" office:value="2257" table:style-name="ce42">
            <text:p>2257</text:p>
          </table:table-cell>
          <table:table-cell office:value-type="percentage" office:value="0.28902548341657064" table:formula="of:=[.G9]/[.$V9]" table:style-name="ce43">
            <text:p>28.90%</text:p>
          </table:table-cell>
          <table:table-cell office:value-type="float" office:value="118" table:style-name="ce44">
            <text:p>118</text:p>
          </table:table-cell>
          <table:table-cell office:value-type="percentage" office:value="5.2299999999999999E-2" table:style-name="ce43">
            <text:p>5.23%</text:p>
          </table:table-cell>
          <table:table-cell office:value-type="percentage" office:value="0.34104046242774566" table:formula="of:=[.I9]/[.$X9]" table:style-name="ce45">
            <text:p>34.10%</text:p>
          </table:table-cell>
          <table:table-cell office:value-type="float" office:value="128" table:style-name="ce5">
            <text:p>128</text:p>
          </table:table-cell>
          <table:table-cell office:value-type="percentage" office:value="1.639134332180817E-2" table:formula="of:=[.L9]/[.$V9]" table:style-name="ce3">
            <text:p>1.64%</text:p>
          </table:table-cell>
          <table:table-cell office:value-type="float" office:value="26" table:style-name="ce5">
            <text:p>26</text:p>
          </table:table-cell>
          <table:table-cell office:value-type="percentage" office:value="0.2031" table:style-name="ce3">
            <text:p>20.31%</text:p>
          </table:table-cell>
          <table:table-cell office:value-type="percentage" office:value="7.5144508670520235E-2" table:formula="of:=[.N9]/[.$X9]" table:style-name="ce3">
            <text:p>7.51%</text:p>
          </table:table-cell>
          <table:table-cell office:value-type="float" office:value="36" table:style-name="ce42">
            <text:p>36</text:p>
          </table:table-cell>
          <table:table-cell office:value-type="percentage" office:value="4.6100653092585476E-3" table:formula="of:=[.Q9]/[.$V9]" table:style-name="ce43">
            <text:p>0.46%</text:p>
          </table:table-cell>
          <table:table-cell office:value-type="float" office:value="15" table:style-name="ce44">
            <text:p>15</text:p>
          </table:table-cell>
          <table:table-cell office:value-type="percentage" office:value="0.41670000000000001" table:style-name="ce43">
            <text:p>41.67%</text:p>
          </table:table-cell>
          <table:table-cell office:value-type="percentage" office:value="4.3352601156069363E-2" table:formula="of:=[.S9]/[.$X9]" table:style-name="ce45">
            <text:p>4.34%</text:p>
          </table:table-cell>
          <table:table-cell office:value-type="float" office:value="7809" table:style-name="ce7">
            <text:p>7809</text:p>
          </table:table-cell>
          <table:table-cell office:value-type="percentage" office:value="1.0751622243425319E-3" table:formula="of:=[.V9]/[.$V$24]" table:style-name="ce8">
            <text:p>0.11%</text:p>
          </table:table-cell>
          <table:table-cell office:value-type="float" office:value="346" table:style-name="ce7">
            <text:p>346</text:p>
          </table:table-cell>
          <table:table-cell office:value-type="percentage" office:value="4.4299999999999999E-2" table:style-name="ce53">
            <text:p>4.43%</text:p>
          </table:table-cell>
          <table:table-cell office:value-type="percentage" office:value="1.8156058141365377E-2" table:formula="of:=[.X9]/[.$X$24]" table:style-name="ce49">
            <text:p>1.82%</text:p>
          </table:table-cell>
          <table:table-cell table:number-columns-repeated="16358"/>
        </table:table-row>
        <table:table-row table:style-name="ro1">
          <table:table-cell office:value-type="float" office:value="175000" table:style-name="ce9">
            <text:p>175000</text:p>
          </table:table-cell>
          <table:table-cell office:value-type="float" office:value="3492" table:style-name="ce30">
            <text:p>3492</text:p>
          </table:table-cell>
          <table:table-cell office:value-type="percentage" office:value="0.69107460914308327" table:formula="of:=[.B10]/[.V10]" table:style-name="ce31">
            <text:p>69.11%</text:p>
          </table:table-cell>
          <table:table-cell office:value-type="float" office:value="137" table:style-name="ce32">
            <text:p>137</text:p>
          </table:table-cell>
          <table:table-cell office:value-type="percentage" office:value="3.9199999999999999E-2" table:style-name="ce31">
            <text:p>3.92%</text:p>
          </table:table-cell>
          <table:table-cell office:value-type="percentage" office:value="0.55691056910569103" table:formula="of:=[.D10]/[.X10]" table:style-name="ce33">
            <text:p>55.69%</text:p>
          </table:table-cell>
          <table:table-cell office:value-type="float" office:value="1438" table:style-name="ce42">
            <text:p>1438</text:p>
          </table:table-cell>
          <table:table-cell office:value-type="percentage" office:value="0.28458341579259844" table:formula="of:=[.G10]/[.$V10]" table:style-name="ce43">
            <text:p>28.46%</text:p>
          </table:table-cell>
          <table:table-cell office:value-type="float" office:value="71" table:style-name="ce44">
            <text:p>71</text:p>
          </table:table-cell>
          <table:table-cell office:value-type="percentage" office:value="4.9399999999999999E-2" table:style-name="ce43">
            <text:p>4.94%</text:p>
          </table:table-cell>
          <table:table-cell office:value-type="percentage" office:value="0.2886178861788618" table:formula="of:=[.I10]/[.$X10]" table:style-name="ce45">
            <text:p>28.86%</text:p>
          </table:table-cell>
          <table:table-cell office:value-type="float" office:value="95" table:style-name="ce5">
            <text:p>95</text:p>
          </table:table-cell>
          <table:table-cell office:value-type="percentage" office:value="1.8800712448050663E-2" table:formula="of:=[.L10]/[.$V10]" table:style-name="ce3">
            <text:p>1.88%</text:p>
          </table:table-cell>
          <table:table-cell office:value-type="float" office:value="21" table:style-name="ce5">
            <text:p>21</text:p>
          </table:table-cell>
          <table:table-cell office:value-type="percentage" office:value="0.22109999999999999" table:style-name="ce3">
            <text:p>22.11%</text:p>
          </table:table-cell>
          <table:table-cell office:value-type="percentage" office:value="8.5365853658536592E-2" table:formula="of:=[.N10]/[.$X10]" table:style-name="ce3">
            <text:p>8.54%</text:p>
          </table:table-cell>
          <table:table-cell office:value-type="float" office:value="28" table:style-name="ce42">
            <text:p>28</text:p>
          </table:table-cell>
          <table:table-cell office:value-type="percentage" office:value="5.5412626162675638E-3" table:formula="of:=[.Q10]/[.$V10]" table:style-name="ce43">
            <text:p>0.55%</text:p>
          </table:table-cell>
          <table:table-cell office:value-type="float" office:value="17" table:style-name="ce44">
            <text:p>17</text:p>
          </table:table-cell>
          <table:table-cell office:value-type="percentage" office:value="0.60709999999999997" table:style-name="ce43">
            <text:p>60.71%</text:p>
          </table:table-cell>
          <table:table-cell office:value-type="percentage" office:value="6.910569105691057E-2" table:formula="of:=[.S10]/[.$X10]" table:style-name="ce45">
            <text:p>6.91%</text:p>
          </table:table-cell>
          <table:table-cell office:value-type="float" office:value="5053" table:style-name="ce7">
            <text:p>5053</text:p>
          </table:table-cell>
          <table:table-cell office:value-type="percentage" office:value="6.9570940192122089E-4" table:formula="of:=[.V10]/[.$V$24]" table:style-name="ce8">
            <text:p>0.07%</text:p>
          </table:table-cell>
          <table:table-cell office:value-type="float" office:value="246" table:style-name="ce7">
            <text:p>246</text:p>
          </table:table-cell>
          <table:table-cell office:value-type="percentage" office:value="4.87E-2" table:style-name="ce53">
            <text:p>4.87%</text:p>
          </table:table-cell>
          <table:table-cell office:value-type="percentage" office:value="1.2908642493571916E-2" table:formula="of:=[.X10]/[.$X$24]" table:style-name="ce49">
            <text:p>1.29%</text:p>
          </table:table-cell>
          <table:table-cell table:number-columns-repeated="16358"/>
        </table:table-row>
        <table:table-row table:style-name="ro1">
          <table:table-cell office:value-type="float" office:value="200000" table:style-name="ce9">
            <text:p>200000</text:p>
          </table:table-cell>
          <table:table-cell office:value-type="float" office:value="2396" table:style-name="ce30">
            <text:p>2396</text:p>
          </table:table-cell>
          <table:table-cell office:value-type="percentage" office:value="0.68811028144744402" table:formula="of:=[.B11]/[.V11]" table:style-name="ce31">
            <text:p>68.81%</text:p>
          </table:table-cell>
          <table:table-cell office:value-type="float" office:value="119" table:style-name="ce32">
            <text:p>119</text:p>
          </table:table-cell>
          <table:table-cell office:value-type="percentage" office:value="4.9700000000000001E-2" table:style-name="ce31">
            <text:p>4.97%</text:p>
          </table:table-cell>
          <table:table-cell office:value-type="percentage" office:value="0.57766990291262132" table:formula="of:=[.D11]/[.X11]" table:style-name="ce33">
            <text:p>57.77%</text:p>
          </table:table-cell>
          <table:table-cell office:value-type="float" office:value="993" table:style-name="ce42">
            <text:p>993</text:p>
          </table:table-cell>
          <table:table-cell office:value-type="percentage" office:value="0.28518093049971283" table:formula="of:=[.G11]/[.$V11]" table:style-name="ce43">
            <text:p>28.52%</text:p>
          </table:table-cell>
          <table:table-cell office:value-type="float" office:value="55" table:style-name="ce44">
            <text:p>55</text:p>
          </table:table-cell>
          <table:table-cell office:value-type="percentage" office:value="5.5399999999999998E-2" table:style-name="ce43">
            <text:p>5.54%</text:p>
          </table:table-cell>
          <table:table-cell office:value-type="percentage" office:value="0.26699029126213591" table:formula="of:=[.I11]/[.$X11]" table:style-name="ce45">
            <text:p>26.70%</text:p>
          </table:table-cell>
          <table:table-cell office:value-type="float" office:value="71" table:style-name="ce5">
            <text:p>71</text:p>
          </table:table-cell>
          <table:table-cell office:value-type="percentage" office:value="2.0390580126364157E-2" table:formula="of:=[.L11]/[.$V11]" table:style-name="ce3">
            <text:p>2.04%</text:p>
          </table:table-cell>
          <table:table-cell office:value-type="float" office:value="20" table:style-name="ce5">
            <text:p>20</text:p>
          </table:table-cell>
          <table:table-cell office:value-type="percentage" office:value="0.28170000000000001" table:style-name="ce3">
            <text:p>28.17%</text:p>
          </table:table-cell>
          <table:table-cell office:value-type="percentage" office:value="9.7087378640776698E-2" table:formula="of:=[.N11]/[.$X11]" table:style-name="ce3">
            <text:p>9.71%</text:p>
          </table:table-cell>
          <table:table-cell office:value-type="float" office:value="22" table:style-name="ce42">
            <text:p>22</text:p>
          </table:table-cell>
          <table:table-cell office:value-type="percentage" office:value="6.3182079264790351E-3" table:formula="of:=[.Q11]/[.$V11]" table:style-name="ce43">
            <text:p>0.63%</text:p>
          </table:table-cell>
          <table:table-cell office:value-type="float" office:value="12" table:style-name="ce44">
            <text:p>12</text:p>
          </table:table-cell>
          <table:table-cell office:value-type="percentage" office:value="0.54549999999999998" table:style-name="ce43">
            <text:p>54.55%</text:p>
          </table:table-cell>
          <table:table-cell office:value-type="percentage" office:value="5.8252427184466021E-2" table:formula="of:=[.S11]/[.$X11]" table:style-name="ce45">
            <text:p>5.83%</text:p>
          </table:table-cell>
          <table:table-cell office:value-type="float" office:value="3482" table:style-name="ce7">
            <text:p>3482</text:p>
          </table:table-cell>
          <table:table-cell office:value-type="percentage" office:value="4.794102785453574E-4" table:formula="of:=[.V11]/[.$V$24]" table:style-name="ce8">
            <text:p>0.05%</text:p>
          </table:table-cell>
          <table:table-cell office:value-type="float" office:value="206" table:style-name="ce7">
            <text:p>206</text:p>
          </table:table-cell>
          <table:table-cell office:value-type="percentage" office:value="5.9200000000000003E-2" table:style-name="ce53">
            <text:p>5.92%</text:p>
          </table:table-cell>
          <table:table-cell office:value-type="percentage" office:value="1.0809676234454531E-2" table:formula="of:=[.X11]/[.$X$24]" table:style-name="ce49">
            <text:p>1.08%</text:p>
          </table:table-cell>
          <table:table-cell table:number-columns-repeated="16358"/>
        </table:table-row>
        <table:table-row table:style-name="ro1">
          <table:table-cell office:value-type="float" office:value="225000" table:style-name="ce9">
            <text:p>225000</text:p>
          </table:table-cell>
          <table:table-cell office:value-type="float" office:value="1658" table:style-name="ce30">
            <text:p>1658</text:p>
          </table:table-cell>
          <table:table-cell office:value-type="percentage" office:value="0.67016976556184316" table:formula="of:=[.B12]/[.V12]" table:style-name="ce31">
            <text:p>67.02%</text:p>
          </table:table-cell>
          <table:table-cell office:value-type="float" office:value="75" table:style-name="ce32">
            <text:p>75</text:p>
          </table:table-cell>
          <table:table-cell office:value-type="percentage" office:value="4.5199999999999997E-2" table:style-name="ce31">
            <text:p>4.52%</text:p>
          </table:table-cell>
          <table:table-cell office:value-type="percentage" office:value="0.49668874172185429" table:formula="of:=[.D12]/[.X12]" table:style-name="ce33">
            <text:p>49.67%</text:p>
          </table:table-cell>
          <table:table-cell office:value-type="float" office:value="752" table:style-name="ce42">
            <text:p>752</text:p>
          </table:table-cell>
          <table:table-cell office:value-type="percentage" office:value="0.30396119644300729" table:formula="of:=[.G12]/[.$V12]" table:style-name="ce43">
            <text:p>30.40%</text:p>
          </table:table-cell>
          <table:table-cell office:value-type="float" office:value="61" table:style-name="ce44">
            <text:p>61</text:p>
          </table:table-cell>
          <table:table-cell office:value-type="percentage" office:value="8.1100000000000005E-2" table:style-name="ce43">
            <text:p>8.11%</text:p>
          </table:table-cell>
          <table:table-cell office:value-type="percentage" office:value="0.40397350993377484" table:formula="of:=[.I12]/[.$X12]" table:style-name="ce45">
            <text:p>40.40%</text:p>
          </table:table-cell>
          <table:table-cell office:value-type="float" office:value="56" table:style-name="ce5">
            <text:p>56</text:p>
          </table:table-cell>
          <table:table-cell office:value-type="percentage" office:value="2.2635408245755859E-2" table:formula="of:=[.L12]/[.$V12]" table:style-name="ce3">
            <text:p>2.26%</text:p>
          </table:table-cell>
          <table:table-cell office:value-type="float" office:value="12" table:style-name="ce5">
            <text:p>12</text:p>
          </table:table-cell>
          <table:table-cell office:value-type="percentage" office:value="0.21429999999999999" table:style-name="ce3">
            <text:p>21.43%</text:p>
          </table:table-cell>
          <table:table-cell office:value-type="percentage" office:value="7.9470198675496692E-2" table:formula="of:=[.N12]/[.$X12]" table:style-name="ce3">
            <text:p>7.95%</text:p>
          </table:table-cell>
          <table:table-cell office:value-type="float" office:value="8" table:style-name="ce42">
            <text:p>8</text:p>
          </table:table-cell>
          <table:table-cell office:value-type="percentage" office:value="3.2336297493936943E-3" table:formula="of:=[.Q12]/[.$V12]" table:style-name="ce43">
            <text:p>0.32%</text:p>
          </table:table-cell>
          <table:table-cell office:value-type="float" office:value="3" table:style-name="ce44">
            <text:p>3</text:p>
          </table:table-cell>
          <table:table-cell office:value-type="percentage" office:value="0.375" table:style-name="ce43">
            <text:p>37.50%</text:p>
          </table:table-cell>
          <table:table-cell office:value-type="percentage" office:value="1.9867549668874173E-2" table:formula="of:=[.S12]/[.$X12]" table:style-name="ce45">
            <text:p>1.99%</text:p>
          </table:table-cell>
          <table:table-cell office:value-type="float" office:value="2474" table:style-name="ce7">
            <text:p>2474</text:p>
          </table:table-cell>
          <table:table-cell office:value-type="percentage" office:value="3.4062637252188808E-4" table:formula="of:=[.V12]/[.$V$24]" table:style-name="ce8">
            <text:p>0.03%</text:p>
          </table:table-cell>
          <table:table-cell office:value-type="float" office:value="151" table:style-name="ce7">
            <text:p>151</text:p>
          </table:table-cell>
          <table:table-cell office:value-type="percentage" office:value="6.0999999999999999E-2" table:style-name="ce53">
            <text:p>6.10%</text:p>
          </table:table-cell>
          <table:table-cell office:value-type="percentage" office:value="7.9235976281681279E-3" table:formula="of:=[.X12]/[.$X$24]" table:style-name="ce49">
            <text:p>0.79%</text:p>
          </table:table-cell>
          <table:table-cell table:number-columns-repeated="16358"/>
        </table:table-row>
        <table:table-row table:style-name="ro1">
          <table:table-cell office:value-type="float" office:value="250000" table:style-name="ce9">
            <text:p>250000</text:p>
          </table:table-cell>
          <table:table-cell office:value-type="float" office:value="1226" table:style-name="ce30">
            <text:p>1226</text:p>
          </table:table-cell>
          <table:table-cell office:value-type="percentage" office:value="0.69109357384441938" table:formula="of:=[.B13]/[.V13]" table:style-name="ce31">
            <text:p>69.11%</text:p>
          </table:table-cell>
          <table:table-cell office:value-type="float" office:value="52" table:style-name="ce32">
            <text:p>52</text:p>
          </table:table-cell>
          <table:table-cell office:value-type="percentage" office:value="4.24E-2" table:style-name="ce31">
            <text:p>4.24%</text:p>
          </table:table-cell>
          <table:table-cell office:value-type="percentage" office:value="0.56521739130434778" table:formula="of:=[.D13]/[.X13]" table:style-name="ce33">
            <text:p>56.52%</text:p>
          </table:table-cell>
          <table:table-cell office:value-type="float" office:value="501" table:style-name="ce42">
            <text:p>501</text:p>
          </table:table-cell>
          <table:table-cell office:value-type="percentage" office:value="0.28241262683201807" table:formula="of:=[.G13]/[.$V13]" table:style-name="ce43">
            <text:p>28.24%</text:p>
          </table:table-cell>
          <table:table-cell office:value-type="float" office:value="33" table:style-name="ce44">
            <text:p>33</text:p>
          </table:table-cell>
          <table:table-cell office:value-type="percentage" office:value="6.59E-2" table:style-name="ce43">
            <text:p>6.59%</text:p>
          </table:table-cell>
          <table:table-cell office:value-type="percentage" office:value="0.35869565217391303" table:formula="of:=[.I13]/[.$X13]" table:style-name="ce45">
            <text:p>35.87%</text:p>
          </table:table-cell>
          <table:table-cell office:value-type="float" office:value="34" table:style-name="ce5">
            <text:p>34</text:p>
          </table:table-cell>
          <table:table-cell office:value-type="percentage" office:value="1.9165727170236752E-2" table:formula="of:=[.L13]/[.$V13]" table:style-name="ce3">
            <text:p>1.92%</text:p>
          </table:table-cell>
          <table:table-cell office:value-type="float" office:value="5" table:style-name="ce5">
            <text:p>5</text:p>
          </table:table-cell>
          <table:table-cell office:value-type="percentage" office:value="0.14710000000000001" table:style-name="ce3">
            <text:p>14.71%</text:p>
          </table:table-cell>
          <table:table-cell office:value-type="percentage" office:value="5.434782608695652E-2" table:formula="of:=[.N13]/[.$X13]" table:style-name="ce3">
            <text:p>5.43%</text:p>
          </table:table-cell>
          <table:table-cell office:value-type="float" office:value="13" table:style-name="ce42">
            <text:p>13</text:p>
          </table:table-cell>
          <table:table-cell office:value-type="percentage" office:value="7.328072153325817E-3" table:formula="of:=[.Q13]/[.$V13]" table:style-name="ce43">
            <text:p>0.73%</text:p>
          </table:table-cell>
          <table:table-cell office:value-type="float" office:value="2" table:style-name="ce44">
            <text:p>2</text:p>
          </table:table-cell>
          <table:table-cell office:value-type="percentage" office:value="0.15379999999999999" table:style-name="ce43">
            <text:p>15.38%</text:p>
          </table:table-cell>
          <table:table-cell office:value-type="percentage" office:value="2.1739130434782608E-2" table:formula="of:=[.S13]/[.$X13]" table:style-name="ce45">
            <text:p>2.17%</text:p>
          </table:table-cell>
          <table:table-cell office:value-type="float" office:value="1774" table:style-name="ce7">
            <text:p>1774</text:p>
          </table:table-cell>
          <table:table-cell office:value-type="percentage" office:value="2.4424866000558992E-4" table:formula="of:=[.V13]/[.$V$24]" table:style-name="ce8">
            <text:p>0.02%</text:p>
          </table:table-cell>
          <table:table-cell office:value-type="float" office:value="92" table:style-name="ce7">
            <text:p>92</text:p>
          </table:table-cell>
          <table:table-cell office:value-type="percentage" office:value="5.1900000000000002E-2" table:style-name="ce53">
            <text:p>5.19%</text:p>
          </table:table-cell>
          <table:table-cell office:value-type="percentage" office:value="4.8276223959699844E-3" table:formula="of:=[.X13]/[.$X$24]" table:style-name="ce49">
            <text:p>0.48%</text:p>
          </table:table-cell>
          <table:table-cell table:number-columns-repeated="16358"/>
        </table:table-row>
        <table:table-row table:style-name="ro1">
          <table:table-cell office:value-type="float" office:value="275000" table:style-name="ce9">
            <text:p>275000</text:p>
          </table:table-cell>
          <table:table-cell office:value-type="float" office:value="903" table:style-name="ce30">
            <text:p>903</text:p>
          </table:table-cell>
          <table:table-cell office:value-type="percentage" office:value="0.65387400434467779" table:formula="of:=[.B14]/[.V14]" table:style-name="ce31">
            <text:p>65.39%</text:p>
          </table:table-cell>
          <table:table-cell office:value-type="float" office:value="46" table:style-name="ce32">
            <text:p>46</text:p>
          </table:table-cell>
          <table:table-cell office:value-type="percentage" office:value="5.0900000000000001E-2" table:style-name="ce31">
            <text:p>5.09%</text:p>
          </table:table-cell>
          <table:table-cell office:value-type="percentage" office:value="0.48936170212765956" table:formula="of:=[.D14]/[.X14]" table:style-name="ce33">
            <text:p>48.94%</text:p>
          </table:table-cell>
          <table:table-cell office:value-type="float" office:value="439" table:style-name="ce42">
            <text:p>439</text:p>
          </table:table-cell>
          <table:table-cell office:value-type="percentage" office:value="0.31788559015206375" table:formula="of:=[.G14]/[.$V14]" table:style-name="ce43">
            <text:p>31.79%</text:p>
          </table:table-cell>
          <table:table-cell office:value-type="float" office:value="41" table:style-name="ce44">
            <text:p>41</text:p>
          </table:table-cell>
          <table:table-cell office:value-type="percentage" office:value="9.3399999999999997E-2" table:style-name="ce43">
            <text:p>9.34%</text:p>
          </table:table-cell>
          <table:table-cell office:value-type="percentage" office:value="0.43617021276595747" table:formula="of:=[.I14]/[.$X14]" table:style-name="ce45">
            <text:p>43.62%</text:p>
          </table:table-cell>
          <table:table-cell office:value-type="float" office:value="30" table:style-name="ce5">
            <text:p>30</text:p>
          </table:table-cell>
          <table:table-cell office:value-type="percentage" office:value="2.1723388848660392E-2" table:formula="of:=[.L14]/[.$V14]" table:style-name="ce3">
            <text:p>2.17%</text:p>
          </table:table-cell>
          <table:table-cell office:value-type="float" office:value="5" table:style-name="ce5">
            <text:p>5</text:p>
          </table:table-cell>
          <table:table-cell office:value-type="percentage" office:value="0.16669999999999999" table:style-name="ce3">
            <text:p>16.67%</text:p>
          </table:table-cell>
          <table:table-cell office:value-type="percentage" office:value="5.3191489361702128E-2" table:formula="of:=[.N14]/[.$X14]" table:style-name="ce3">
            <text:p>5.32%</text:p>
          </table:table-cell>
          <table:table-cell office:value-type="float" office:value="9" table:style-name="ce42">
            <text:p>9</text:p>
          </table:table-cell>
          <table:table-cell office:value-type="percentage" office:value="6.5170166545981175E-3" table:formula="of:=[.Q14]/[.$V14]" table:style-name="ce43">
            <text:p>0.65%</text:p>
          </table:table-cell>
          <table:table-cell office:value-type="float" office:value="2" table:style-name="ce44">
            <text:p>2</text:p>
          </table:table-cell>
          <table:table-cell office:value-type="percentage" office:value="0.22220000000000001" table:style-name="ce43">
            <text:p>22.22%</text:p>
          </table:table-cell>
          <table:table-cell office:value-type="percentage" office:value="2.1276595744680851E-2" table:formula="of:=[.S14]/[.$X14]" table:style-name="ce45">
            <text:p>2.13%</text:p>
          </table:table-cell>
          <table:table-cell office:value-type="float" office:value="1381" table:style-name="ce7">
            <text:p>1381</text:p>
          </table:table-cell>
          <table:table-cell office:value-type="percentage" office:value="1.9013945855001109E-4" table:formula="of:=[.V14]/[.$V$24]" table:style-name="ce8">
            <text:p>0.02%</text:p>
          </table:table-cell>
          <table:table-cell office:value-type="float" office:value="94" table:style-name="ce7">
            <text:p>94</text:p>
          </table:table-cell>
          <table:table-cell office:value-type="percentage" office:value="6.8099999999999994E-2" table:style-name="ce53">
            <text:p>6.81%</text:p>
          </table:table-cell>
          <table:table-cell office:value-type="percentage" office:value="4.9325707089258536E-3" table:formula="of:=[.X14]/[.$X$24]" table:style-name="ce49">
            <text:p>0.49%</text:p>
          </table:table-cell>
          <table:table-cell table:number-columns-repeated="16358"/>
        </table:table-row>
        <table:table-row table:style-name="ro1">
          <table:table-cell office:value-type="float" office:value="300000" table:style-name="ce9">
            <text:p>300000</text:p>
          </table:table-cell>
          <table:table-cell office:value-type="float" office:value="733" table:style-name="ce30">
            <text:p>733</text:p>
          </table:table-cell>
          <table:table-cell office:value-type="percentage" office:value="0.6787037037037037" table:formula="of:=[.B15]/[.V15]" table:style-name="ce31">
            <text:p>67.87%</text:p>
          </table:table-cell>
          <table:table-cell office:value-type="float" office:value="26" table:style-name="ce32">
            <text:p>26</text:p>
          </table:table-cell>
          <table:table-cell office:value-type="percentage" office:value="3.5499999999999997E-2" table:style-name="ce31">
            <text:p>3.55%</text:p>
          </table:table-cell>
          <table:table-cell office:value-type="percentage" office:value="0.4" table:formula="of:=[.D15]/[.X15]" table:style-name="ce33">
            <text:p>40.00%</text:p>
          </table:table-cell>
          <table:table-cell office:value-type="float" office:value="329" table:style-name="ce42">
            <text:p>329</text:p>
          </table:table-cell>
          <table:table-cell office:value-type="percentage" office:value="0.30462962962962964" table:formula="of:=[.G15]/[.$V15]" table:style-name="ce43">
            <text:p>30.46%</text:p>
          </table:table-cell>
          <table:table-cell office:value-type="float" office:value="32" table:style-name="ce44">
            <text:p>32</text:p>
          </table:table-cell>
          <table:table-cell office:value-type="percentage" office:value="9.7299999999999998E-2" table:style-name="ce43">
            <text:p>9.73%</text:p>
          </table:table-cell>
          <table:table-cell office:value-type="percentage" office:value="0.49230769230769234" table:formula="of:=[.I15]/[.$X15]" table:style-name="ce45">
            <text:p>49.23%</text:p>
          </table:table-cell>
          <table:table-cell office:value-type="float" office:value="14" table:style-name="ce5">
            <text:p>14</text:p>
          </table:table-cell>
          <table:table-cell office:value-type="percentage" office:value="1.2962962962962963E-2" table:formula="of:=[.L15]/[.$V15]" table:style-name="ce3">
            <text:p>1.30%</text:p>
          </table:table-cell>
          <table:table-cell office:value-type="float" office:value="3" table:style-name="ce5">
            <text:p>3</text:p>
          </table:table-cell>
          <table:table-cell office:value-type="percentage" office:value="0.21429999999999999" table:style-name="ce3">
            <text:p>21.43%</text:p>
          </table:table-cell>
          <table:table-cell office:value-type="percentage" office:value="4.6153846153846156E-2" table:formula="of:=[.N15]/[.$X15]" table:style-name="ce3">
            <text:p>4.62%</text:p>
          </table:table-cell>
          <table:table-cell office:value-type="float" office:value="4" table:style-name="ce42">
            <text:p>4</text:p>
          </table:table-cell>
          <table:table-cell office:value-type="percentage" office:value="3.7037037037037038E-3" table:formula="of:=[.Q15]/[.$V15]" table:style-name="ce43">
            <text:p>0.37%</text:p>
          </table:table-cell>
          <table:table-cell office:value-type="float" office:value="4" table:style-name="ce44">
            <text:p>4</text:p>
          </table:table-cell>
          <table:table-cell office:value-type="percentage" office:value="1" table:style-name="ce43">
            <text:p>100.00%</text:p>
          </table:table-cell>
          <table:table-cell office:value-type="percentage" office:value="6.1538461538461542E-2" table:formula="of:=[.S15]/[.$X15]" table:style-name="ce45">
            <text:p>6.15%</text:p>
          </table:table-cell>
          <table:table-cell office:value-type="float" office:value="1080" table:style-name="ce7">
            <text:p>1080</text:p>
          </table:table-cell>
          <table:table-cell office:value-type="percentage" office:value="1.4869704216800288E-4" table:formula="of:=[.V15]/[.$V$24]" table:style-name="ce8">
            <text:p>0.01%</text:p>
          </table:table-cell>
          <table:table-cell office:value-type="float" office:value="65" table:style-name="ce7">
            <text:p>65</text:p>
          </table:table-cell>
          <table:table-cell office:value-type="percentage" office:value="6.0199999999999997E-2" table:style-name="ce53">
            <text:p>6.02%</text:p>
          </table:table-cell>
          <table:table-cell office:value-type="percentage" office:value="3.4108201710657503E-3" table:formula="of:=[.X15]/[.$X$24]" table:style-name="ce49">
            <text:p>0.34%</text:p>
          </table:table-cell>
          <table:table-cell table:number-columns-repeated="16358"/>
        </table:table-row>
        <table:table-row table:style-name="ro1">
          <table:table-cell office:value-type="float" office:value="325000" table:style-name="ce9">
            <text:p>325000</text:p>
          </table:table-cell>
          <table:table-cell office:value-type="float" office:value="498" table:style-name="ce30">
            <text:p>498</text:p>
          </table:table-cell>
          <table:table-cell office:value-type="percentage" office:value="0.63764404609475034" table:formula="of:=[.B16]/[.V16]" table:style-name="ce31">
            <text:p>63.76%</text:p>
          </table:table-cell>
          <table:table-cell office:value-type="float" office:value="28" table:style-name="ce32">
            <text:p>28</text:p>
          </table:table-cell>
          <table:table-cell office:value-type="percentage" office:value="5.62E-2" table:style-name="ce31">
            <text:p>5.62%</text:p>
          </table:table-cell>
          <table:table-cell office:value-type="percentage" office:value="0.53846153846153844" table:formula="of:=[.D16]/[.X16]" table:style-name="ce33">
            <text:p>53.85%</text:p>
          </table:table-cell>
          <table:table-cell office:value-type="float" office:value="254" table:style-name="ce42">
            <text:p>254</text:p>
          </table:table-cell>
          <table:table-cell office:value-type="percentage" office:value="0.32522407170294493" table:formula="of:=[.G16]/[.$V16]" table:style-name="ce43">
            <text:p>32.52%</text:p>
          </table:table-cell>
          <table:table-cell office:value-type="float" office:value="16" table:style-name="ce44">
            <text:p>16</text:p>
          </table:table-cell>
          <table:table-cell office:value-type="percentage" office:value="6.3E-2" table:style-name="ce43">
            <text:p>6.30%</text:p>
          </table:table-cell>
          <table:table-cell office:value-type="percentage" office:value="0.30769230769230771" table:formula="of:=[.I16]/[.$X16]" table:style-name="ce45">
            <text:p>30.77%</text:p>
          </table:table-cell>
          <table:table-cell office:value-type="float" office:value="23" table:style-name="ce5">
            <text:p>23</text:p>
          </table:table-cell>
          <table:table-cell office:value-type="percentage" office:value="2.9449423815621E-2" table:formula="of:=[.L16]/[.$V16]" table:style-name="ce3">
            <text:p>2.94%</text:p>
          </table:table-cell>
          <table:table-cell office:value-type="float" office:value="5" table:style-name="ce5">
            <text:p>5</text:p>
          </table:table-cell>
          <table:table-cell office:value-type="percentage" office:value="0.21740000000000001" table:style-name="ce3">
            <text:p>21.74%</text:p>
          </table:table-cell>
          <table:table-cell office:value-type="percentage" office:value="9.6153846153846159E-2" table:formula="of:=[.N16]/[.$X16]" table:style-name="ce3">
            <text:p>9.62%</text:p>
          </table:table-cell>
          <table:table-cell office:value-type="float" office:value="6" table:style-name="ce42">
            <text:p>6</text:p>
          </table:table-cell>
          <table:table-cell office:value-type="percentage" office:value="7.6824583866837385E-3" table:formula="of:=[.Q16]/[.$V16]" table:style-name="ce43">
            <text:p>0.77%</text:p>
          </table:table-cell>
          <table:table-cell office:value-type="float" office:value="3" table:style-name="ce44">
            <text:p>3</text:p>
          </table:table-cell>
          <table:table-cell office:value-type="percentage" office:value="0.5" table:style-name="ce43">
            <text:p>50.00%</text:p>
          </table:table-cell>
          <table:table-cell office:value-type="percentage" office:value="5.7692307692307696E-2" table:formula="of:=[.S16]/[.$X16]" table:style-name="ce45">
            <text:p>5.77%</text:p>
          </table:table-cell>
          <table:table-cell office:value-type="float" office:value="781" table:style-name="ce7">
            <text:p>781</text:p>
          </table:table-cell>
          <table:table-cell office:value-type="percentage" office:value="1.0752999067889838E-4" table:formula="of:=[.V16]/[.$V$24]" table:style-name="ce8">
            <text:p>0.01%</text:p>
          </table:table-cell>
          <table:table-cell office:value-type="float" office:value="52" table:style-name="ce7">
            <text:p>52</text:p>
          </table:table-cell>
          <table:table-cell office:value-type="percentage" office:value="6.6600000000000006E-2" table:style-name="ce53">
            <text:p>6.66%</text:p>
          </table:table-cell>
          <table:table-cell office:value-type="percentage" office:value="2.7286561368526003E-3" table:formula="of:=[.X16]/[.$X$24]" table:style-name="ce49">
            <text:p>0.27%</text:p>
          </table:table-cell>
          <table:table-cell table:number-columns-repeated="16358"/>
        </table:table-row>
        <table:table-row table:style-name="ro1">
          <table:table-cell office:value-type="float" office:value="350000" table:style-name="ce9">
            <text:p>350000</text:p>
          </table:table-cell>
          <table:table-cell office:value-type="float" office:value="349" table:style-name="ce30">
            <text:p>349</text:p>
          </table:table-cell>
          <table:table-cell office:value-type="percentage" office:value="0.63454545454545452" table:formula="of:=[.B17]/[.V17]" table:style-name="ce31">
            <text:p>63.45%</text:p>
          </table:table-cell>
          <table:table-cell office:value-type="float" office:value="23" table:style-name="ce32">
            <text:p>23</text:p>
          </table:table-cell>
          <table:table-cell office:value-type="percentage" office:value="6.59E-2" table:style-name="ce31">
            <text:p>6.59%</text:p>
          </table:table-cell>
          <table:table-cell office:value-type="percentage" office:value="0.48936170212765956" table:formula="of:=[.D17]/[.X17]" table:style-name="ce33">
            <text:p>48.94%</text:p>
          </table:table-cell>
          <table:table-cell office:value-type="float" office:value="176" table:style-name="ce42">
            <text:p>176</text:p>
          </table:table-cell>
          <table:table-cell office:value-type="percentage" office:value="0.32" table:formula="of:=[.G17]/[.$V17]" table:style-name="ce43">
            <text:p>32.00%</text:p>
          </table:table-cell>
          <table:table-cell office:value-type="float" office:value="15" table:style-name="ce44">
            <text:p>15</text:p>
          </table:table-cell>
          <table:table-cell office:value-type="percentage" office:value="8.5199999999999998E-2" table:style-name="ce43">
            <text:p>8.52%</text:p>
          </table:table-cell>
          <table:table-cell office:value-type="percentage" office:value="0.31914893617021278" table:formula="of:=[.I17]/[.$X17]" table:style-name="ce45">
            <text:p>31.91%</text:p>
          </table:table-cell>
          <table:table-cell office:value-type="float" office:value="21" table:style-name="ce5">
            <text:p>21</text:p>
          </table:table-cell>
          <table:table-cell office:value-type="percentage" office:value="3.8181818181818185E-2" table:formula="of:=[.L17]/[.$V17]" table:style-name="ce3">
            <text:p>3.82%</text:p>
          </table:table-cell>
          <table:table-cell office:value-type="float" office:value="7" table:style-name="ce5">
            <text:p>7</text:p>
          </table:table-cell>
          <table:table-cell office:value-type="percentage" office:value="0.33329999999999999" table:style-name="ce3">
            <text:p>33.33%</text:p>
          </table:table-cell>
          <table:table-cell office:value-type="percentage" office:value="0.14893617021276595" table:formula="of:=[.N17]/[.$X17]" table:style-name="ce3">
            <text:p>14.89%</text:p>
          </table:table-cell>
          <table:table-cell office:value-type="float" office:value="4" table:style-name="ce42">
            <text:p>4</text:p>
          </table:table-cell>
          <table:table-cell office:value-type="percentage" office:value="7.2727272727272727E-3" table:formula="of:=[.Q17]/[.$V17]" table:style-name="ce43">
            <text:p>0.73%</text:p>
          </table:table-cell>
          <table:table-cell office:value-type="float" office:value="2" table:style-name="ce44">
            <text:p>2</text:p>
          </table:table-cell>
          <table:table-cell office:value-type="percentage" office:value="0.5" table:style-name="ce43">
            <text:p>50.00%</text:p>
          </table:table-cell>
          <table:table-cell office:value-type="percentage" office:value="4.2553191489361701E-2" table:formula="of:=[.S17]/[.$X17]" table:style-name="ce45">
            <text:p>4.26%</text:p>
          </table:table-cell>
          <table:table-cell office:value-type="float" office:value="550" table:style-name="ce7">
            <text:p>550</text:p>
          </table:table-cell>
          <table:table-cell office:value-type="percentage" office:value="7.5725345548519985E-5" table:formula="of:=[.V17]/[.$V$24]" table:style-name="ce8">
            <text:p>0.01%</text:p>
          </table:table-cell>
          <table:table-cell office:value-type="float" office:value="47" table:style-name="ce7">
            <text:p>47</text:p>
          </table:table-cell>
          <table:table-cell office:value-type="percentage" office:value="8.5500000000000007E-2" table:style-name="ce53">
            <text:p>8.55%</text:p>
          </table:table-cell>
          <table:table-cell office:value-type="percentage" office:value="2.4662853544629268E-3" table:formula="of:=[.X17]/[.$X$24]" table:style-name="ce49">
            <text:p>0.25%</text:p>
          </table:table-cell>
          <table:table-cell table:number-columns-repeated="16358"/>
        </table:table-row>
        <table:table-row table:style-name="ro1">
          <table:table-cell office:value-type="float" office:value="375000" table:style-name="ce9">
            <text:p>375000</text:p>
          </table:table-cell>
          <table:table-cell office:value-type="float" office:value="304" table:style-name="ce30">
            <text:p>304</text:p>
          </table:table-cell>
          <table:table-cell office:value-type="percentage" office:value="0.63731656184486374" table:formula="of:=[.B18]/[.V18]" table:style-name="ce31">
            <text:p>63.73%</text:p>
          </table:table-cell>
          <table:table-cell office:value-type="float" office:value="14" table:style-name="ce32">
            <text:p>14</text:p>
          </table:table-cell>
          <table:table-cell office:value-type="percentage" office:value="4.6100000000000002E-2" table:style-name="ce31">
            <text:p>4.61%</text:p>
          </table:table-cell>
          <table:table-cell office:value-type="percentage" office:value="0.41176470588235292" table:formula="of:=[.D18]/[.X18]" table:style-name="ce33">
            <text:p>41.18%</text:p>
          </table:table-cell>
          <table:table-cell office:value-type="float" office:value="159" table:style-name="ce42">
            <text:p>159</text:p>
          </table:table-cell>
          <table:table-cell office:value-type="percentage" office:value="0.33333333333333331" table:formula="of:=[.G18]/[.$V18]" table:style-name="ce43">
            <text:p>33.33%</text:p>
          </table:table-cell>
          <table:table-cell office:value-type="float" office:value="14" table:style-name="ce44">
            <text:p>14</text:p>
          </table:table-cell>
          <table:table-cell office:value-type="percentage" office:value="8.8099999999999998E-2" table:style-name="ce43">
            <text:p>8.81%</text:p>
          </table:table-cell>
          <table:table-cell office:value-type="percentage" office:value="0.41176470588235292" table:formula="of:=[.I18]/[.$X18]" table:style-name="ce45">
            <text:p>41.18%</text:p>
          </table:table-cell>
          <table:table-cell office:value-type="float" office:value="8" table:style-name="ce5">
            <text:p>8</text:p>
          </table:table-cell>
          <table:table-cell office:value-type="percentage" office:value="1.6771488469601678E-2" table:formula="of:=[.L18]/[.$V18]" table:style-name="ce3">
            <text:p>1.68%</text:p>
          </table:table-cell>
          <table:table-cell office:value-type="float" office:value="3" table:style-name="ce5">
            <text:p>3</text:p>
          </table:table-cell>
          <table:table-cell office:value-type="percentage" office:value="0.375" table:style-name="ce3">
            <text:p>37.50%</text:p>
          </table:table-cell>
          <table:table-cell office:value-type="percentage" office:value="8.8235294117647065E-2" table:formula="of:=[.N18]/[.$X18]" table:style-name="ce3">
            <text:p>8.82%</text:p>
          </table:table-cell>
          <table:table-cell office:value-type="float" office:value="6" table:style-name="ce42">
            <text:p>6</text:p>
          </table:table-cell>
          <table:table-cell office:value-type="percentage" office:value="1.2578616352201259E-2" table:formula="of:=[.Q18]/[.$V18]" table:style-name="ce43">
            <text:p>1.26%</text:p>
          </table:table-cell>
          <table:table-cell office:value-type="float" office:value="3" table:style-name="ce44">
            <text:p>3</text:p>
          </table:table-cell>
          <table:table-cell office:value-type="percentage" office:value="0.5" table:style-name="ce43">
            <text:p>50.00%</text:p>
          </table:table-cell>
          <table:table-cell office:value-type="percentage" office:value="8.8235294117647065E-2" table:formula="of:=[.S18]/[.$X18]" table:style-name="ce45">
            <text:p>8.82%</text:p>
          </table:table-cell>
          <table:table-cell office:value-type="float" office:value="477" table:style-name="ce7">
            <text:p>477</text:p>
          </table:table-cell>
          <table:table-cell office:value-type="percentage" office:value="6.567452695753461E-5" table:formula="of:=[.V18]/[.$V$24]" table:style-name="ce8">
            <text:p>0.01%</text:p>
          </table:table-cell>
          <table:table-cell office:value-type="float" office:value="34" table:style-name="ce7">
            <text:p>34</text:p>
          </table:table-cell>
          <table:table-cell office:value-type="percentage" office:value="7.1300000000000002E-2" table:style-name="ce53">
            <text:p>7.13%</text:p>
          </table:table-cell>
          <table:table-cell office:value-type="percentage" office:value="1.7841213202497771E-3" table:formula="of:=[.X18]/[.$X$24]" table:style-name="ce49">
            <text:p>0.18%</text:p>
          </table:table-cell>
          <table:table-cell table:number-columns-repeated="16358"/>
        </table:table-row>
        <table:table-row table:style-name="ro1">
          <table:table-cell office:value-type="float" office:value="400000" table:style-name="ce9">
            <text:p>400000</text:p>
          </table:table-cell>
          <table:table-cell office:value-type="float" office:value="259" table:style-name="ce30">
            <text:p>259</text:p>
          </table:table-cell>
          <table:table-cell office:value-type="percentage" office:value="0.66925064599483208" table:formula="of:=[.B19]/[.V19]" table:style-name="ce31">
            <text:p>66.93%</text:p>
          </table:table-cell>
          <table:table-cell office:value-type="float" office:value="23" table:style-name="ce32">
            <text:p>23</text:p>
          </table:table-cell>
          <table:table-cell office:value-type="percentage" office:value="8.8800000000000004E-2" table:style-name="ce31">
            <text:p>8.88%</text:p>
          </table:table-cell>
          <table:table-cell office:value-type="percentage" office:value="0.52272727272727271" table:formula="of:=[.D19]/[.X19]" table:style-name="ce33">
            <text:p>52.27%</text:p>
          </table:table-cell>
          <table:table-cell office:value-type="float" office:value="121" table:style-name="ce42">
            <text:p>121</text:p>
          </table:table-cell>
          <table:table-cell office:value-type="percentage" office:value="0.31266149870801035" table:formula="of:=[.G19]/[.$V19]" table:style-name="ce43">
            <text:p>31.27%</text:p>
          </table:table-cell>
          <table:table-cell office:value-type="float" office:value="16" table:style-name="ce44">
            <text:p>16</text:p>
          </table:table-cell>
          <table:table-cell office:value-type="percentage" office:value="0.13220000000000001" table:style-name="ce43">
            <text:p>13.22%</text:p>
          </table:table-cell>
          <table:table-cell office:value-type="percentage" office:value="0.36363636363636365" table:formula="of:=[.I19]/[.$X19]" table:style-name="ce45">
            <text:p>36.36%</text:p>
          </table:table-cell>
          <table:table-cell office:value-type="float" office:value="2" table:style-name="ce5">
            <text:p>2</text:p>
          </table:table-cell>
          <table:table-cell office:value-type="percentage" office:value="5.1679586563307496E-3" table:formula="of:=[.L19]/[.$V19]" table:style-name="ce3">
            <text:p>0.52%</text:p>
          </table:table-cell>
          <table:table-cell office:value-type="float" office:value="1" table:style-name="ce5">
            <text:p>1</text:p>
          </table:table-cell>
          <table:table-cell office:value-type="percentage" office:value="0.5" table:style-name="ce3">
            <text:p>50.00%</text:p>
          </table:table-cell>
          <table:table-cell office:value-type="percentage" office:value="2.2727272727272728E-2" table:formula="of:=[.N19]/[.$X19]" table:style-name="ce3">
            <text:p>2.27%</text:p>
          </table:table-cell>
          <table:table-cell office:value-type="float" office:value="5" table:style-name="ce42">
            <text:p>5</text:p>
          </table:table-cell>
          <table:table-cell office:value-type="percentage" office:value="1.2919896640826873E-2" table:formula="of:=[.Q19]/[.$V19]" table:style-name="ce43">
            <text:p>1.29%</text:p>
          </table:table-cell>
          <table:table-cell office:value-type="float" office:value="4" table:style-name="ce44">
            <text:p>4</text:p>
          </table:table-cell>
          <table:table-cell office:value-type="percentage" office:value="0.8" table:style-name="ce43">
            <text:p>80.00%</text:p>
          </table:table-cell>
          <table:table-cell office:value-type="percentage" office:value="9.0909090909090912E-2" table:formula="of:=[.S19]/[.$X19]" table:style-name="ce45">
            <text:p>9.09%</text:p>
          </table:table-cell>
          <table:table-cell office:value-type="float" office:value="387" table:style-name="ce7">
            <text:p>387</text:p>
          </table:table-cell>
          <table:table-cell office:value-type="percentage" office:value="5.3283106776867694E-5" table:formula="of:=[.V19]/[.$V$24]" table:style-name="ce8">
            <text:p>0.01%</text:p>
          </table:table-cell>
          <table:table-cell office:value-type="float" office:value="44" table:style-name="ce7">
            <text:p>44</text:p>
          </table:table-cell>
          <table:table-cell office:value-type="percentage" office:value="0.1137" table:style-name="ce53">
            <text:p>11.37%</text:p>
          </table:table-cell>
          <table:table-cell office:value-type="percentage" office:value="2.308862885029123E-3" table:formula="of:=[.X19]/[.$X$24]" table:style-name="ce49">
            <text:p>0.23%</text:p>
          </table:table-cell>
          <table:table-cell table:number-columns-repeated="16358"/>
        </table:table-row>
        <table:table-row table:style-name="ro1">
          <table:table-cell office:value-type="float" office:value="425000" table:style-name="ce9">
            <text:p>425000</text:p>
          </table:table-cell>
          <table:table-cell office:value-type="float" office:value="199" table:style-name="ce30">
            <text:p>199</text:p>
          </table:table-cell>
          <table:table-cell office:value-type="percentage" office:value="0.6745762711864407" table:formula="of:=[.B20]/[.V20]" table:style-name="ce31">
            <text:p>67.46%</text:p>
          </table:table-cell>
          <table:table-cell office:value-type="float" office:value="14" table:style-name="ce32">
            <text:p>14</text:p>
          </table:table-cell>
          <table:table-cell office:value-type="percentage" office:value="7.0400000000000004E-2" table:style-name="ce31">
            <text:p>7.04%</text:p>
          </table:table-cell>
          <table:table-cell office:value-type="percentage" office:value="0.5" table:formula="of:=[.D20]/[.X20]" table:style-name="ce33">
            <text:p>50.00%</text:p>
          </table:table-cell>
          <table:table-cell office:value-type="float" office:value="85" table:style-name="ce42">
            <text:p>85</text:p>
          </table:table-cell>
          <table:table-cell office:value-type="percentage" office:value="0.28813559322033899" table:formula="of:=[.G20]/[.$V20]" table:style-name="ce43">
            <text:p>28.81%</text:p>
          </table:table-cell>
          <table:table-cell office:value-type="float" office:value="12" table:style-name="ce44">
            <text:p>12</text:p>
          </table:table-cell>
          <table:table-cell office:value-type="percentage" office:value="0.14119999999999999" table:style-name="ce43">
            <text:p>14.12%</text:p>
          </table:table-cell>
          <table:table-cell office:value-type="percentage" office:value="0.42857142857142855" table:formula="of:=[.I20]/[.$X20]" table:style-name="ce45">
            <text:p>42.86%</text:p>
          </table:table-cell>
          <table:table-cell office:value-type="float" office:value="8" table:style-name="ce5">
            <text:p>8</text:p>
          </table:table-cell>
          <table:table-cell office:value-type="percentage" office:value="2.7118644067796609E-2" table:formula="of:=[.L20]/[.$V20]" table:style-name="ce3">
            <text:p>2.71%</text:p>
          </table:table-cell>
          <table:table-cell office:value-type="float" office:value="0" table:style-name="ce5">
            <text:p>0</text:p>
          </table:table-cell>
          <table:table-cell office:value-type="percentage" office:value="0" table:style-name="ce3">
            <text:p>0.00%</text:p>
          </table:table-cell>
          <table:table-cell office:value-type="percentage" office:value="0" table:formula="of:=[.N20]/[.$X20]" table:style-name="ce3">
            <text:p>0.00%</text:p>
          </table:table-cell>
          <table:table-cell office:value-type="float" office:value="3" table:style-name="ce42">
            <text:p>3</text:p>
          </table:table-cell>
          <table:table-cell office:value-type="percentage" office:value="1.0169491525423728E-2" table:formula="of:=[.Q20]/[.$V20]" table:style-name="ce43">
            <text:p>1.02%</text:p>
          </table:table-cell>
          <table:table-cell office:value-type="float" office:value="2" table:style-name="ce44">
            <text:p>2</text:p>
          </table:table-cell>
          <table:table-cell office:value-type="percentage" office:value="0.66669999999999996" table:style-name="ce43">
            <text:p>66.67%</text:p>
          </table:table-cell>
          <table:table-cell office:value-type="percentage" office:value="7.1428571428571425E-2" table:formula="of:=[.S20]/[.$X20]" table:style-name="ce45">
            <text:p>7.14%</text:p>
          </table:table-cell>
          <table:table-cell office:value-type="float" office:value="295" table:style-name="ce7">
            <text:p>295</text:p>
          </table:table-cell>
          <table:table-cell office:value-type="percentage" office:value="4.0616321703297084E-5" table:formula="of:=[.V20]/[.$V$24]" table:style-name="ce8">
            <text:p>0.00%</text:p>
          </table:table-cell>
          <table:table-cell office:value-type="float" office:value="28" table:style-name="ce7">
            <text:p>28</text:p>
          </table:table-cell>
          <table:table-cell office:value-type="percentage" office:value="9.4899999999999998E-2" table:style-name="ce53">
            <text:p>9.49%</text:p>
          </table:table-cell>
          <table:table-cell office:value-type="percentage" office:value="1.4692763813821694E-3" table:formula="of:=[.X20]/[.$X$24]" table:style-name="ce49">
            <text:p>0.15%</text:p>
          </table:table-cell>
          <table:table-cell table:number-columns-repeated="16358"/>
        </table:table-row>
        <table:table-row table:style-name="ro1">
          <table:table-cell office:value-type="float" office:value="450000" table:style-name="ce9">
            <text:p>450000</text:p>
          </table:table-cell>
          <table:table-cell office:value-type="float" office:value="178" table:style-name="ce30">
            <text:p>178</text:p>
          </table:table-cell>
          <table:table-cell office:value-type="percentage" office:value="0.66917293233082709" table:formula="of:=[.B21]/[.V21]" table:style-name="ce31">
            <text:p>66.92%</text:p>
          </table:table-cell>
          <table:table-cell office:value-type="float" office:value="13" table:style-name="ce32">
            <text:p>13</text:p>
          </table:table-cell>
          <table:table-cell office:value-type="percentage" office:value="7.2999999999999995E-2" table:style-name="ce31">
            <text:p>7.30%</text:p>
          </table:table-cell>
          <table:table-cell office:value-type="percentage" office:value="0.56521739130434778" table:formula="of:=[.D21]/[.X21]" table:style-name="ce33">
            <text:p>56.52%</text:p>
          </table:table-cell>
          <table:table-cell office:value-type="float" office:value="83" table:style-name="ce42">
            <text:p>83</text:p>
          </table:table-cell>
          <table:table-cell office:value-type="percentage" office:value="0.31203007518796994" table:formula="of:=[.G21]/[.$V21]" table:style-name="ce43">
            <text:p>31.20%</text:p>
          </table:table-cell>
          <table:table-cell office:value-type="float" office:value="7" table:style-name="ce44">
            <text:p>7</text:p>
          </table:table-cell>
          <table:table-cell office:value-type="percentage" office:value="8.43E-2" table:style-name="ce43">
            <text:p>8.43%</text:p>
          </table:table-cell>
          <table:table-cell office:value-type="percentage" office:value="0.30434782608695654" table:formula="of:=[.I21]/[.$X21]" table:style-name="ce45">
            <text:p>30.43%</text:p>
          </table:table-cell>
          <table:table-cell office:value-type="float" office:value="4" table:style-name="ce5">
            <text:p>4</text:p>
          </table:table-cell>
          <table:table-cell office:value-type="percentage" office:value="1.5037593984962405E-2" table:formula="of:=[.L21]/[.$V21]" table:style-name="ce3">
            <text:p>1.50%</text:p>
          </table:table-cell>
          <table:table-cell office:value-type="float" office:value="2" table:style-name="ce5">
            <text:p>2</text:p>
          </table:table-cell>
          <table:table-cell office:value-type="percentage" office:value="0.5" table:style-name="ce3">
            <text:p>50.00%</text:p>
          </table:table-cell>
          <table:table-cell office:value-type="percentage" office:value="8.6956521739130432E-2" table:formula="of:=[.N21]/[.$X21]" table:style-name="ce3">
            <text:p>8.70%</text:p>
          </table:table-cell>
          <table:table-cell office:value-type="float" office:value="1" table:style-name="ce42">
            <text:p>1</text:p>
          </table:table-cell>
          <table:table-cell office:value-type="percentage" office:value="3.7593984962406013E-3" table:formula="of:=[.Q21]/[.$V21]" table:style-name="ce43">
            <text:p>0.38%</text:p>
          </table:table-cell>
          <table:table-cell office:value-type="float" office:value="1" table:style-name="ce44">
            <text:p>1</text:p>
          </table:table-cell>
          <table:table-cell office:value-type="percentage" office:value="1" table:style-name="ce43">
            <text:p>100.00%</text:p>
          </table:table-cell>
          <table:table-cell office:value-type="percentage" office:value="4.3478260869565216E-2" table:formula="of:=[.S21]/[.$X21]" table:style-name="ce45">
            <text:p>4.35%</text:p>
          </table:table-cell>
          <table:table-cell office:value-type="float" office:value="266" table:style-name="ce7">
            <text:p>266</text:p>
          </table:table-cell>
          <table:table-cell office:value-type="percentage" office:value="3.66235307561933E-5" table:formula="of:=[.V21]/[.$V$24]" table:style-name="ce8">
            <text:p>0.00%</text:p>
          </table:table-cell>
          <table:table-cell office:value-type="float" office:value="23" table:style-name="ce7">
            <text:p>23</text:p>
          </table:table-cell>
          <table:table-cell office:value-type="percentage" office:value="8.6499999999999994E-2" table:style-name="ce53">
            <text:p>8.65%</text:p>
          </table:table-cell>
          <table:table-cell office:value-type="percentage" office:value="1.2069055989924961E-3" table:formula="of:=[.X21]/[.$X$24]" table:style-name="ce49">
            <text:p>0.12%</text:p>
          </table:table-cell>
          <table:table-cell table:number-columns-repeated="16358"/>
        </table:table-row>
        <table:table-row table:style-name="ro1">
          <table:table-cell office:value-type="float" office:value="475000" table:style-name="ce9">
            <text:p>475000</text:p>
          </table:table-cell>
          <table:table-cell office:value-type="float" office:value="134" table:style-name="ce30">
            <text:p>134</text:p>
          </table:table-cell>
          <table:table-cell office:value-type="percentage" office:value="0.63809523809523805" table:formula="of:=[.B22]/[.V22]" table:style-name="ce31">
            <text:p>63.81%</text:p>
          </table:table-cell>
          <table:table-cell office:value-type="float" office:value="8" table:style-name="ce32">
            <text:p>8</text:p>
          </table:table-cell>
          <table:table-cell office:value-type="percentage" office:value="5.9700000000000003E-2" table:style-name="ce31">
            <text:p>5.97%</text:p>
          </table:table-cell>
          <table:table-cell office:value-type="percentage" office:value="0.34782608695652173" table:formula="of:=[.D22]/[.X22]" table:style-name="ce33">
            <text:p>34.78%</text:p>
          </table:table-cell>
          <table:table-cell office:value-type="float" office:value="68" table:style-name="ce42">
            <text:p>68</text:p>
          </table:table-cell>
          <table:table-cell office:value-type="percentage" office:value="0.32380952380952382" table:formula="of:=[.G22]/[.$V22]" table:style-name="ce43">
            <text:p>32.38%</text:p>
          </table:table-cell>
          <table:table-cell office:value-type="float" office:value="11" table:style-name="ce44">
            <text:p>11</text:p>
          </table:table-cell>
          <table:table-cell office:value-type="percentage" office:value="0.1618" table:style-name="ce43">
            <text:p>16.18%</text:p>
          </table:table-cell>
          <table:table-cell office:value-type="percentage" office:value="0.47826086956521741" table:formula="of:=[.I22]/[.$X22]" table:style-name="ce45">
            <text:p>47.83%</text:p>
          </table:table-cell>
          <table:table-cell office:value-type="float" office:value="5" table:style-name="ce5">
            <text:p>5</text:p>
          </table:table-cell>
          <table:table-cell office:value-type="percentage" office:value="2.3809523809523808E-2" table:formula="of:=[.L22]/[.$V22]" table:style-name="ce3">
            <text:p>2.38%</text:p>
          </table:table-cell>
          <table:table-cell office:value-type="float" office:value="1" table:style-name="ce5">
            <text:p>1</text:p>
          </table:table-cell>
          <table:table-cell office:value-type="percentage" office:value="0.2" table:style-name="ce3">
            <text:p>20.00%</text:p>
          </table:table-cell>
          <table:table-cell office:value-type="percentage" office:value="4.3478260869565216E-2" table:formula="of:=[.N22]/[.$X22]" table:style-name="ce3">
            <text:p>4.35%</text:p>
          </table:table-cell>
          <table:table-cell office:value-type="float" office:value="3" table:style-name="ce42">
            <text:p>3</text:p>
          </table:table-cell>
          <table:table-cell office:value-type="percentage" office:value="1.4285714285714285E-2" table:formula="of:=[.Q22]/[.$V22]" table:style-name="ce43">
            <text:p>1.43%</text:p>
          </table:table-cell>
          <table:table-cell office:value-type="float" office:value="3" table:style-name="ce44">
            <text:p>3</text:p>
          </table:table-cell>
          <table:table-cell office:value-type="percentage" office:value="1" table:style-name="ce43">
            <text:p>100.00%</text:p>
          </table:table-cell>
          <table:table-cell office:value-type="percentage" office:value="0.13043478260869565" table:formula="of:=[.S22]/[.$X22]" table:style-name="ce45">
            <text:p>13.04%</text:p>
          </table:table-cell>
          <table:table-cell office:value-type="float" office:value="210" table:style-name="ce7">
            <text:p>210</text:p>
          </table:table-cell>
          <table:table-cell office:value-type="percentage" office:value="2.8913313754889449E-5" table:formula="of:=[.V22]/[.$V$24]" table:style-name="ce8">
            <text:p>0.00%</text:p>
          </table:table-cell>
          <table:table-cell office:value-type="float" office:value="23" table:style-name="ce7">
            <text:p>23</text:p>
          </table:table-cell>
          <table:table-cell office:value-type="percentage" office:value="0.1095" table:style-name="ce53">
            <text:p>10.95%</text:p>
          </table:table-cell>
          <table:table-cell office:value-type="percentage" office:value="1.2069055989924961E-3" table:formula="of:=[.X22]/[.$X$24]" table:style-name="ce49">
            <text:p>0.12%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50000+</text:p>
          </table:table-cell>
          <table:table-cell office:value-type="float" office:value="482" table:style-name="ce30">
            <text:p>482</text:p>
          </table:table-cell>
          <table:table-cell office:value-type="percentage" office:value="0.62597402597402596" table:formula="of:=[.B23]/[.V23]" table:style-name="ce31">
            <text:p>62.60%</text:p>
          </table:table-cell>
          <table:table-cell office:value-type="float" office:value="41" table:style-name="ce32">
            <text:p>41</text:p>
          </table:table-cell>
          <table:table-cell office:value-type="percentage" office:value="8.5099999999999995E-2" table:style-name="ce31">
            <text:p>8.51%</text:p>
          </table:table-cell>
          <table:table-cell office:value-type="percentage" office:value="0.45054945054945056" table:formula="of:=[.D23]/[.X23]" table:style-name="ce33">
            <text:p>45.05%</text:p>
          </table:table-cell>
          <table:table-cell office:value-type="float" office:value="247" table:style-name="ce42">
            <text:p>247</text:p>
          </table:table-cell>
          <table:table-cell office:value-type="percentage" office:value="0.32077922077922078" table:formula="of:=[.G23]/[.$V23]" table:style-name="ce43">
            <text:p>32.08%</text:p>
          </table:table-cell>
          <table:table-cell office:value-type="float" office:value="35" table:style-name="ce44">
            <text:p>35</text:p>
          </table:table-cell>
          <table:table-cell office:value-type="percentage" office:value="0.14169999999999999" table:style-name="ce43">
            <text:p>14.17%</text:p>
          </table:table-cell>
          <table:table-cell office:value-type="percentage" office:value="0.38461538461538464" table:formula="of:=[.I23]/[.$X23]" table:style-name="ce45">
            <text:p>38.46%</text:p>
          </table:table-cell>
          <table:table-cell office:value-type="float" office:value="23" table:style-name="ce5">
            <text:p>23</text:p>
          </table:table-cell>
          <table:table-cell office:value-type="percentage" office:value="2.987012987012987E-2" table:formula="of:=[.L23]/[.$V23]" table:style-name="ce3">
            <text:p>2.99%</text:p>
          </table:table-cell>
          <table:table-cell office:value-type="float" office:value="5" table:style-name="ce5">
            <text:p>5</text:p>
          </table:table-cell>
          <table:table-cell office:value-type="percentage" office:value="0.21740000000000001" table:style-name="ce3">
            <text:p>21.74%</text:p>
          </table:table-cell>
          <table:table-cell office:value-type="percentage" office:value="5.4945054945054944E-2" table:formula="of:=[.N23]/[.$X23]" table:style-name="ce3">
            <text:p>5.49%</text:p>
          </table:table-cell>
          <table:table-cell office:value-type="float" office:value="18" table:style-name="ce42">
            <text:p>18</text:p>
          </table:table-cell>
          <table:table-cell office:value-type="percentage" office:value="2.3376623376623377E-2" table:formula="of:=[.Q23]/[.$V23]" table:style-name="ce43">
            <text:p>2.34%</text:p>
          </table:table-cell>
          <table:table-cell office:value-type="float" office:value="10" table:style-name="ce44">
            <text:p>10</text:p>
          </table:table-cell>
          <table:table-cell office:value-type="percentage" office:value="0.55559999999999998" table:style-name="ce43">
            <text:p>55.56%</text:p>
          </table:table-cell>
          <table:table-cell office:value-type="percentage" office:value="0.10989010989010989" table:formula="of:=[.S23]/[.$X23]" table:style-name="ce45">
            <text:p>10.99%</text:p>
          </table:table-cell>
          <table:table-cell office:value-type="float" office:value="770" table:style-name="ce7">
            <text:p>770</text:p>
          </table:table-cell>
          <table:table-cell office:value-type="percentage" office:value="1.0601548376792797E-4" table:formula="of:=[.V23]/[.$V$24]" table:style-name="ce8">
            <text:p>0.01%</text:p>
          </table:table-cell>
          <table:table-cell office:value-type="float" office:value="91" table:style-name="ce7">
            <text:p>91</text:p>
          </table:table-cell>
          <table:table-cell office:value-type="percentage" office:value="0.1182" table:style-name="ce53">
            <text:p>11.82%</text:p>
          </table:table-cell>
          <table:table-cell office:value-type="percentage" office:value="4.7751482394920502E-3" table:formula="of:=[.X23]/[.$X$24]" table:style-name="ce49">
            <text:p>0.48%</text:p>
          </table:table-cell>
          <table:table-cell table:number-columns-repeated="16358"/>
        </table:table-row>
        <table:table-row table:style-name="ro1">
          <table:table-cell office:value-type="string" table:style-name="ce16">
            <text:p>TOTALS</text:p>
          </table:table-cell>
          <table:table-cell office:value-type="float" office:value="5697586" table:style-name="ce34">
            <text:p>5697586</text:p>
          </table:table-cell>
          <table:table-cell office:value-type="percentage" office:value="0.78445757934983595" table:formula="of:=[.B24]/[.V24]" table:style-name="ce18">
            <text:p>78.45%</text:p>
          </table:table-cell>
          <table:table-cell office:value-type="float" office:value="9583" table:style-name="ce17">
            <text:p>9583</text:p>
          </table:table-cell>
          <table:table-cell office:value-type="percentage" office:value="1.6999999999999999E-3" table:style-name="ce18">
            <text:p>0.17%</text:p>
          </table:table-cell>
          <table:table-cell office:value-type="percentage" office:value="0.50285984152804741" table:formula="of:=[.D24]/[.X24]" table:style-name="ce35">
            <text:p>50.29%</text:p>
          </table:table-cell>
          <table:table-cell office:value-type="float" office:value="1525413" table:style-name="ce46">
            <text:p>1525413</text:p>
          </table:table-cell>
          <table:table-cell office:value-type="percentage" office:value="0.21002259368946274" table:formula="of:=[.G24]/[.$V24]" table:style-name="ce20">
            <text:p>21.00%</text:p>
          </table:table-cell>
          <table:table-cell office:value-type="float" office:value="6284" table:style-name="ce19">
            <text:p>6284</text:p>
          </table:table-cell>
          <table:table-cell office:value-type="percentage" office:value="4.1000000000000003E-3" table:style-name="ce20">
            <text:p>0.41%</text:p>
          </table:table-cell>
          <table:table-cell office:value-type="percentage" office:value="0.32974759930734115" table:formula="of:=[.I24]/[.$X24]" table:style-name="ce47">
            <text:p>32.97%</text:p>
          </table:table-cell>
          <table:table-cell office:value-type="float" office:value="34365" table:style-name="ce21">
            <text:p>34365</text:p>
          </table:table-cell>
          <table:table-cell office:value-type="percentage" office:value="4.7314572723179803E-3" table:formula="of:=[.L24]/[.$V24]" table:style-name="ce18">
            <text:p>0.47%</text:p>
          </table:table-cell>
          <table:table-cell office:value-type="float" office:value="1747" table:style-name="ce21">
            <text:p>1747</text:p>
          </table:table-cell>
          <table:table-cell office:value-type="percentage" office:value="5.0799999999999998E-2" table:style-name="ce18">
            <text:p>5.08%</text:p>
          </table:table-cell>
          <table:table-cell office:value-type="percentage" office:value="9.1672351366951774E-2" table:formula="of:=[.N24]/[.$X24]" table:style-name="ce18">
            <text:p>9.17%</text:p>
          </table:table-cell>
          <table:table-cell office:value-type="float" office:value="5726" table:style-name="ce46">
            <text:p>5726</text:p>
          </table:table-cell>
          <table:table-cell office:value-type="percentage" office:value="7.8836968838331891E-4" table:formula="of:=[.Q24]/[.$V24]" table:style-name="ce20">
            <text:p>0.08%</text:p>
          </table:table-cell>
          <table:table-cell office:value-type="float" office:value="1443" table:style-name="ce19">
            <text:p>1443</text:p>
          </table:table-cell>
          <table:table-cell office:value-type="percentage" office:value="0.252" table:style-name="ce20">
            <text:p>25.20%</text:p>
          </table:table-cell>
          <table:table-cell office:value-type="percentage" office:value="7.5720207797659658E-2" table:formula="of:=[.S24]/[.$X24]" table:style-name="ce47">
            <text:p>7.57%</text:p>
          </table:table-cell>
          <table:table-cell office:value-type="float" office:value="7263090" table:style-name="ce59">
            <text:p>7263090</text:p>
          </table:table-cell>
          <table:table-cell office:value-type="percentage" office:value="1" table:formula="of:=[.V24]/[.$V$24]" table:style-name="ce23">
            <text:p>100.00%</text:p>
          </table:table-cell>
          <table:table-cell office:value-type="float" office:value="19057" table:style-name="ce22">
            <text:p>19057</text:p>
          </table:table-cell>
          <table:table-cell office:value-type="percentage" office:value="2.5999999999999999E-3" table:style-name="ce23">
            <text:p>0.26%</text:p>
          </table:table-cell>
          <table:table-cell office:value-type="percentage" office:value="1" table:formula="of:=[.X24]/[.$X$24]" table:style-name="ce50">
            <text:p>100.00%</text:p>
          </table:table-cell>
          <table:table-cell table:number-columns-repeated="16358" table:style-name="ce24"/>
        </table:table-row>
        <table:table-row table:number-rows-repeated="1048552" table:style-name="ro1">
          <table:table-cell table:number-columns-repeated="16384"/>
        </table:table-row>
      </table:table>
      <table:table table:name="Sheet1" table:style-name="ta1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79" table:default-cell-style-name="ce1"/>
        <table:table-row table:style-name="ro1">
          <table:table-cell table:style-name="ce1"/>
          <table:table-cell office:value-type="string" table:style-name="ce1">
            <text:p># Works</text:p>
          </table:table-cell>
          <table:table-cell office:value-type="string" table:style-name="ce1">
            <text:p>% Works</text:p>
          </table:table-cell>
          <table:table-cell office:value-type="string" table:style-name="ce1">
            <text:p># Overtagged</text:p>
          </table:table-cell>
          <table:table-cell office:value-type="string" table:style-name="ce1">
            <text:p>% Cat Over</text:p>
          </table:table-cell>
          <table:table-cell office:value-type="string" table:style-name="ce1">
            <text:p>% Ov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 Fandom</text:p>
          </table:table-cell>
          <table:table-cell office:value-type="float" office:value="5697586" table:style-name="ce1">
            <text:p>5697586</text:p>
          </table:table-cell>
          <table:table-cell office:value-type="percentage" office:value="0.78445757934983595" table:style-name="ce2">
            <text:p>78.45%</text:p>
          </table:table-cell>
          <table:table-cell office:value-type="float" office:value="9583" table:style-name="ce1">
            <text:p>9583</text:p>
          </table:table-cell>
          <table:table-cell office:value-type="percentage" office:value="1.6819403866830619E-3" table:formula="of:=[.D2]/[.B2]" table:style-name="ce2">
            <text:p>0.17%</text:p>
          </table:table-cell>
          <table:table-cell office:value-type="percentage" office:value="0.50285984152804741" table:style-name="ce2">
            <text:p>50.29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-5 Fandoms</text:p>
          </table:table-cell>
          <table:table-cell office:value-type="float" office:value="1525413" table:style-name="ce1">
            <text:p>1525413</text:p>
          </table:table-cell>
          <table:table-cell office:value-type="percentage" office:value="0.21002259368946274" table:style-name="ce2">
            <text:p>21.00%</text:p>
          </table:table-cell>
          <table:table-cell office:value-type="float" office:value="6284" table:style-name="ce1">
            <text:p>6284</text:p>
          </table:table-cell>
          <table:table-cell office:value-type="percentage" office:value="4.1195400852097105E-3" table:formula="of:=[.D3]/[.B3]" table:style-name="ce2">
            <text:p>0.41%</text:p>
          </table:table-cell>
          <table:table-cell office:value-type="percentage" office:value="0.32974759930734115" table:style-name="ce2">
            <text:p>32.97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-10 Fandoms</text:p>
          </table:table-cell>
          <table:table-cell office:value-type="float" office:value="34365" table:style-name="ce1">
            <text:p>34365</text:p>
          </table:table-cell>
          <table:table-cell office:value-type="percentage" office:value="4.7314572723179803E-3" table:style-name="ce2">
            <text:p>0.47%</text:p>
          </table:table-cell>
          <table:table-cell office:value-type="float" office:value="1747" table:style-name="ce1">
            <text:p>1747</text:p>
          </table:table-cell>
          <table:table-cell office:value-type="percentage" office:value="5.0836607012949224E-2" table:formula="of:=[.D4]/[.B4]" table:style-name="ce2">
            <text:p>5.08%</text:p>
          </table:table-cell>
          <table:table-cell office:value-type="percentage" office:value="9.1672351366951774E-2" table:style-name="ce2">
            <text:p>9.17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+ Fandoms</text:p>
          </table:table-cell>
          <table:table-cell office:value-type="float" office:value="5726" table:style-name="ce1">
            <text:p>5726</text:p>
          </table:table-cell>
          <table:table-cell office:value-type="percentage" office:value="7.8836968838331891E-4" table:style-name="ce2">
            <text:p>0.08%</text:p>
          </table:table-cell>
          <table:table-cell office:value-type="float" office:value="1443" table:style-name="ce1">
            <text:p>1443</text:p>
          </table:table-cell>
          <table:table-cell office:value-type="percentage" office:value="0.2520083828152288" table:formula="of:=[.D5]/[.B5]" table:style-name="ce2">
            <text:p>25.20%</text:p>
          </table:table-cell>
          <table:table-cell office:value-type="percentage" office:value="7.5720207797659658E-2" table:style-name="ce2">
            <text:p>7.57%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chive Total</text:p>
          </table:table-cell>
          <table:table-cell office:value-type="float" office:value="7263090" table:formula="of:=SUM([.B2:.B5])" table:style-name="ce1">
            <text:p>7263090</text:p>
          </table:table-cell>
          <table:table-cell office:value-type="percentage" office:value="1" table:formula="of:=SUM([.C2:.C5])" table:style-name="ce2">
            <text:p>100.00%</text:p>
          </table:table-cell>
          <table:table-cell office:value-type="float" office:value="19057" table:formula="of:=SUM([.D2:.D5])" table:style-name="ce1">
            <text:p>19057</text:p>
          </table:table-cell>
          <table:table-cell office:value-type="percentage" office:value="2.6238143820329915E-3" table:formula="of:=[.D6]/[.B6]" table:style-name="ce2">
            <text:p>0.26%</text:p>
          </table:table-cell>
          <table:table-cell office:value-type="percentage" office:value="0.99999999999999989" table:formula="of:=SUM([.F2:.F5])" table:style-name="ce2">
            <text:p>100.00%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egan</dc:creator>
    <meta:creation-date>2021-08-27T16:06:23Z</meta:creation-date>
    <dc:date>2021-08-27T16:48:59Z</dc:date>
  </office:meta>
</office:document-meta>
</file>